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4576in" fo:margin-left="-0.0785in" table:align="left" style:writing-mode="lr-tb"/>
    </style:style>
    <style:style style:name="Таблица1.A" style:family="table-column">
      <style:table-column-properties style:column-width="6.4576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" style:family="table">
      <style:table-properties style:width="6.6535in" fo:margin-left="-0.0785in" table:align="left" style:writing-mode="lr-tb"/>
    </style:style>
    <style:style style:name="Таблица2.A" style:family="table-column">
      <style:table-column-properties style:column-width="2.2153in"/>
    </style:style>
    <style:style style:name="Таблица2.C" style:family="table-column">
      <style:table-column-properties style:column-width="2.2229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" style:family="table">
      <style:table-properties style:width="6.5201in" fo:margin-left="-0.0785in" table:align="left" style:writing-mode="lr-tb"/>
    </style:style>
    <style:style style:name="Таблица3.A" style:family="table-column">
      <style:table-column-properties style:column-width="6.5201in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" style:family="table">
      <style:table-properties style:width="6.5201in" fo:margin-left="-0.0785in" table:align="left" style:writing-mode="lr-tb"/>
    </style:style>
    <style:style style:name="Таблица4.A" style:family="table-column">
      <style:table-column-properties style:column-width="6.5201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" style:family="table">
      <style:table-properties style:width="6.6535in" fo:margin-left="-0.0785in" table:align="left" style:writing-mode="lr-tb"/>
    </style:style>
    <style:style style:name="Таблица5.A" style:family="table-column">
      <style:table-column-properties style:column-width="1.3292in"/>
    </style:style>
    <style:style style:name="Таблица5.E" style:family="table-column">
      <style:table-column-properties style:column-width="1.3368in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5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E2" style:family="table-cell">
      <style:table-cell-properties fo:padding="0in" fo:border-left="0.0069in solid #000000" fo:border-right="none" fo:border-top="none" fo:border-bottom="none"/>
    </style:style>
    <style:style style:name="Таблица6" style:family="table">
      <style:table-properties style:width="6.4576in" fo:margin-left="-0.0785in" table:align="left" style:writing-mode="lr-tb"/>
    </style:style>
    <style:style style:name="Таблица6.A" style:family="table-column">
      <style:table-column-properties style:column-width="6.4576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" style:family="table">
      <style:table-properties style:width="6.3326in" fo:margin-left="-0.0785in" table:align="left" style:writing-mode="lr-tb"/>
    </style:style>
    <style:style style:name="Таблица7.A" style:family="table-column">
      <style:table-column-properties style:column-width="6.3326in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" style:family="table">
      <style:table-properties style:width="6.6535in" fo:margin-left="-0.0785in" table:align="left" style:writing-mode="lr-tb"/>
    </style:style>
    <style:style style:name="Таблица8.A" style:family="table-column">
      <style:table-column-properties style:column-width="1.6611in"/>
    </style:style>
    <style:style style:name="Таблица8.B" style:family="table-column">
      <style:table-column-properties style:column-width="1.6618in"/>
    </style:style>
    <style:style style:name="Таблица8.D" style:family="table-column">
      <style:table-column-properties style:column-width="1.6688in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" style:family="table">
      <style:table-properties style:width="6.4576in" fo:margin-left="-0.0785in" table:align="left" style:writing-mode="lr-tb"/>
    </style:style>
    <style:style style:name="Таблица9.A" style:family="table-column">
      <style:table-column-properties style:column-width="6.4576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" style:family="table">
      <style:table-properties style:width="6.3951in" fo:margin-left="-0.0785in" table:align="left" style:writing-mode="lr-tb"/>
    </style:style>
    <style:style style:name="Таблица10.A" style:family="table-column">
      <style:table-column-properties style:column-width="6.3951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12" style:family="table-row">
      <style:table-row-properties style:min-row-height="0.2306in" style:keep-together="true" fo:keep-together="auto"/>
    </style:style>
    <style:style style:name="Таблица11" style:family="table">
      <style:table-properties style:width="4.9917in" fo:margin-left="-0.0785in" table:align="left" style:writing-mode="lr-tb"/>
    </style:style>
    <style:style style:name="Таблица11.A" style:family="table-column">
      <style:table-column-properties style:column-width="1.6611in"/>
    </style:style>
    <style:style style:name="Таблица11.B" style:family="table-column">
      <style:table-column-properties style:column-width="1.6618in"/>
    </style:style>
    <style:style style:name="Таблица11.C" style:family="table-column">
      <style:table-column-properties style:column-width="1.6688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" style:family="table">
      <style:table-properties style:width="6.4576in" fo:margin-left="-0.0785in" table:align="left" style:writing-mode="lr-tb"/>
    </style:style>
    <style:style style:name="Таблица12.A" style:family="table-column">
      <style:table-column-properties style:column-width="6.4576in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" style:family="table">
      <style:table-properties style:width="6.4576in" fo:margin-left="-0.0785in" table:align="left" style:writing-mode="lr-tb"/>
    </style:style>
    <style:style style:name="Таблица13.A" style:family="table-column">
      <style:table-column-properties style:column-width="6.4576in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" style:family="table">
      <style:table-properties style:width="5.4361in" fo:margin-left="-0.0785in" table:align="left" style:writing-mode="lr-tb"/>
    </style:style>
    <style:style style:name="Таблица14.A" style:family="table-column">
      <style:table-column-properties style:column-width="1.6611in"/>
    </style:style>
    <style:style style:name="Таблица14.B" style:family="table-column">
      <style:table-column-properties style:column-width="2.1063in"/>
    </style:style>
    <style:style style:name="Таблица14.C" style:family="table-column">
      <style:table-column-properties style:column-width="1.6688in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" style:family="table">
      <style:table-properties style:width="6.3951in" fo:margin-left="-0.0785in" table:align="left" style:writing-mode="lr-tb"/>
    </style:style>
    <style:style style:name="Таблица15.A" style:family="table-column">
      <style:table-column-properties style:column-width="6.3951in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3" style:family="paragraph" style:parent-style-name="Standard">
      <style:text-properties style:font-name="Times New Roman" fo:language="en" fo:country="US" fo:font-weight="bold" style:font-weight-asian="bold" style:font-name-complex="Times New Roman"/>
    </style:style>
    <style:style style:name="P4" style:family="paragraph" style:parent-style-name="Standard">
      <style:text-properties style:font-name="Times New Roman" fo:language="ru" fo:country="RU" fo:font-weight="bold" style:font-weight-asian="bold" style:font-name-complex="Times New Roman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margin-top="0in" fo:margin-bottom="0in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/>
      <style:text-properties style:font-name="Times New Roman" style:font-name-complex="Times New Roman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0" style:family="paragraph" style:parent-style-name="Standard">
      <style:paragraph-properties fo:margin-top="0in" fo:margin-bottom="0in"/>
      <style:text-properties style:font-name="Times New Roman" fo:font-weight="bold" style:font-weight-asian="bold" style:font-name-complex="Times New Roman"/>
    </style:style>
    <style:style style:name="P11" style:family="paragraph" style:parent-style-name="Standard">
      <style:paragraph-properties fo:margin-top="0in" fo:margin-bottom="0in"/>
      <style:text-properties style:font-name="Times New Roman" fo:language="en" fo:country="US" fo:font-weight="bold" style:font-weight-asian="bold" style:font-name-complex="Times New Roman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language="en" fo:country="US" fo:font-weight="bold" style:font-weight-asian="bold" style:font-name-complex="Times New Roman"/>
    </style:style>
    <style:style style:name="P13" style:family="paragraph" style:parent-style-name="Standard">
      <style:paragraph-properties fo:margin-top="0in" fo:margin-bottom="0in"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14" style:family="paragraph" style:parent-style-name="Standard">
      <style:paragraph-properties fo:margin-top="0in" fo:margin-bottom="0in"/>
      <style:text-properties style:font-name="Times New Roman" fo:language="en" fo:country="US" style:font-name-complex="Times New Roman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language="en" fo:country="US" style:font-name-complex="Times New Roman"/>
    </style:style>
    <style:style style:name="P16" style:family="paragraph" style:parent-style-name="Standard">
      <style:paragraph-properties fo:margin-top="0in" fo:margin-bottom="0in"/>
      <style:text-properties style:font-name="Times New Roman" fo:language="ru" fo:country="RU" style:font-name-complex="Times New Roman"/>
    </style:style>
    <style:style style:name="P17" style:family="paragraph" style:parent-style-name="Standard">
      <style:paragraph-properties fo:margin-top="0in" fo:margin-bottom="0in"/>
      <style:text-properties fo:color="#000000" style:font-name="Times New Roman" fo:language="en" fo:country="US" style:font-name-complex="Times New Roman"/>
    </style:style>
    <style:style style:name="P18" style:family="paragraph" style:parent-style-name="Standard">
      <style:paragraph-properties fo:margin-top="0in" fo:margin-bottom="0in" fo:line-height="100%"/>
      <style:text-properties fo:color="#000000" style:font-name="Times New Roman" fo:language="en" fo:country="US" style:font-name-complex="Times New Roman"/>
    </style:style>
    <style:style style:name="P19" style:family="paragraph" style:parent-style-name="Standard">
      <style:paragraph-properties fo:margin-top="0in" fo:margin-bottom="0in"/>
      <style:text-properties fo:color="#000000"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20" style:family="paragraph" style:parent-style-name="Standard">
      <style:paragraph-properties fo:margin-top="0in" fo:margin-bottom="0.0835in" fo:line-height="100%"/>
    </style:style>
    <style:style style:name="P21" style:family="paragraph" style:parent-style-name="Standard">
      <style:paragraph-properties fo:margin-top="0in" fo:margin-bottom="0.0835in" fo:line-height="100%"/>
      <style:text-properties fo:color="#000000" style:font-name="Times New Roman" style:font-name-complex="Times New Roman"/>
    </style:style>
    <style:style style:name="P22" style:family="paragraph" style:parent-style-name="Normal_20__28_Web_29_">
      <style:paragraph-properties fo:margin-top="0in" fo:margin-bottom="0.0835in" fo:background-color="#ffffff">
        <style:background-image/>
      </style:paragraph-properties>
    </style:style>
    <style:style style:name="P23" style:family="paragraph" style:parent-style-name="Standard" style:master-page-name="Standard">
      <style:paragraph-properties style:page-number="auto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text-properties style:font-name="Times New Roman" fo:language="en" fo:country="US" fo:font-weight="bold" style:font-weight-asian="bold" style:font-name-complex="Times New Roman"/>
    </style:style>
    <style:style style:name="P25" style:family="paragraph" style:parent-style-name="Standard" style:list-style-name="L10">
      <style:text-properties style:font-name="Times New Roman" fo:language="en" fo:country="US" fo:font-weight="bold" style:font-weight-asian="bold" style:font-name-complex="Times New Roman"/>
    </style:style>
    <style:style style:name="P26" style:family="paragraph" style:parent-style-name="Standard" style:list-style-name="L12">
      <style:text-properties style:font-name="Times New Roman" fo:language="en" fo:country="US" fo:font-weight="bold" style:font-weight-asian="bold" style:font-name-complex="Times New Roman"/>
    </style:style>
    <style:style style:name="P27" style:family="paragraph" style:parent-style-name="Standard" style:list-style-name="L13">
      <style:text-properties style:font-name="Times New Roman" fo:language="en" fo:country="US" fo:font-weight="bold" style:font-weight-asian="bold" style:font-name-complex="Times New Roman"/>
    </style:style>
    <style:style style:name="P28" style:family="paragraph" style:parent-style-name="Standard" style:list-style-name="L15">
      <style:text-properties style:font-name="Times New Roman" fo:language="en" fo:country="US" fo:font-weight="bold" style:font-weight-asian="bold" style:font-name-complex="Times New Roman"/>
    </style:style>
    <style:style style:name="P29" style:family="paragraph" style:parent-style-name="Standard" style:list-style-name="L16">
      <style:text-properties style:font-name="Times New Roman" fo:language="en" fo:country="US" fo:font-weight="bold" style:font-weight-asian="bold" style:font-name-complex="Times New Roman"/>
    </style:style>
    <style:style style:name="P30" style:family="paragraph" style:parent-style-name="Standard">
      <style:text-properties style:font-name="Times New Roman" fo:language="ru" fo:country="RU" fo:font-weight="bold" style:font-weight-asian="bold" style:font-name-complex="Times New Roman"/>
    </style:style>
    <style:style style:name="P31" style:family="paragraph" style:parent-style-name="Standard" style:list-style-name="L11">
      <style:text-properties style:font-name="Times New Roman" fo:language="ru" fo:country="RU" fo:font-weight="bold" style:font-weight-asian="bold" style:font-name-complex="Times New Roman"/>
    </style:style>
    <style:style style:name="P32" style:family="paragraph" style:parent-style-name="Standard" style:list-style-name="L14">
      <style:text-properties style:font-name="Times New Roman" fo:language="ru" fo:country="RU" fo:font-weight="bold" style:font-weight-asian="bold" style:font-name-complex="Times New Roman"/>
    </style:style>
    <style:style style:name="P33" style:family="paragraph" style:parent-style-name="Standard" style:list-style-name="L16">
      <style:text-properties style:font-name="Times New Roman" fo:language="ru" fo:country="RU" fo:font-weight="bold" style:font-weight-asian="bold" style:font-name-complex="Times New Roman"/>
    </style:style>
    <style:style style:name="P34" style:family="paragraph" style:parent-style-name="Standard" style:list-style-name="L1">
      <style:paragraph-properties fo:margin-top="0in" fo:margin-bottom="0.0835in" fo:line-height="100%"/>
    </style:style>
    <style:style style:name="P35" style:family="paragraph" style:parent-style-name="Standard" style:list-style-name="L2">
      <style:paragraph-properties fo:margin-top="0in" fo:margin-bottom="0.0835in" fo:line-height="100%"/>
    </style:style>
    <style:style style:name="P36" style:family="paragraph" style:parent-style-name="Standard" style:list-style-name="L3">
      <style:paragraph-properties fo:margin-top="0in" fo:margin-bottom="0.0835in" fo:line-height="100%"/>
    </style:style>
    <style:style style:name="P37" style:family="paragraph" style:parent-style-name="Standard" style:list-style-name="L4">
      <style:paragraph-properties fo:margin-top="0in" fo:margin-bottom="0.0835in" fo:line-height="100%"/>
    </style:style>
    <style:style style:name="P38" style:family="paragraph" style:parent-style-name="Standard" style:list-style-name="L7">
      <style:paragraph-properties fo:margin-top="0in" fo:margin-bottom="0.0835in" fo:line-height="100%"/>
    </style:style>
    <style:style style:name="P39" style:family="paragraph" style:parent-style-name="Standard" style:list-style-name="L1">
      <style:paragraph-properties fo:margin-top="0in" fo:margin-bottom="0.0835in" fo:line-height="100%"/>
      <style:text-properties fo:color="#000000" style:font-name="Times New Roman" style:font-name-complex="Times New Roman"/>
    </style:style>
    <style:style style:name="P40" style:family="paragraph" style:parent-style-name="Standard" style:list-style-name="L3">
      <style:paragraph-properties fo:margin-top="0in" fo:margin-bottom="0.0835in" fo:line-height="100%"/>
      <style:text-properties fo:color="#000000" style:font-name="Times New Roman" style:font-name-complex="Times New Roman"/>
    </style:style>
    <style:style style:name="P41" style:family="paragraph" style:parent-style-name="Standard" style:list-style-name="L7">
      <style:paragraph-properties fo:margin-top="0in" fo:margin-bottom="0.0835in" fo:line-height="100%"/>
      <style:text-properties fo:color="#000000" style:font-name="Times New Roman" style:font-name-complex="Times New Roman"/>
    </style:style>
    <style:style style:name="P42" style:family="paragraph" style:parent-style-name="Standard" style:list-style-name="L4">
      <style:paragraph-properties fo:margin-top="0in" fo:margin-bottom="0.0835in" fo:line-height="100%"/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P43" style:family="paragraph" style:parent-style-name="Standard" style:list-style-name="L5">
      <style:paragraph-properties fo:margin-top="0in" fo:margin-bottom="0in"/>
      <style:text-properties style:font-name="Times New Roman" fo:language="ru" fo:country="RU" style:font-name-complex="Times New Roman"/>
    </style:style>
    <style:style style:name="P44" style:family="paragraph" style:parent-style-name="Standard" style:list-style-name="L6">
      <style:paragraph-properties fo:margin-top="0in" fo:margin-bottom="0in"/>
      <style:text-properties style:font-name="Times New Roman" fo:language="ru" fo:country="RU" style:font-name-complex="Times New Roman"/>
    </style:style>
    <style:style style:name="P45" style:family="paragraph" style:parent-style-name="Standard" style:list-style-name="L9">
      <style:paragraph-properties fo:margin-top="0in" fo:margin-bottom="0in"/>
      <style:text-properties style:font-name="Times New Roman" fo:language="ru" fo:country="RU" style:font-name-complex="Times New Roman"/>
    </style:style>
    <style:style style:name="P46" style:family="paragraph" style:parent-style-name="Standard" style:list-style-name="L6">
      <style:paragraph-properties fo:margin-top="0in" fo:margin-bottom="0in"/>
      <style:text-properties style:font-name="Times New Roman" fo:language="en" fo:country="US" style:font-name-complex="Times New Roman"/>
    </style:style>
    <style:style style:name="P47" style:family="paragraph" style:parent-style-name="Standard" style:list-style-name="L8">
      <style:paragraph-properties fo:margin-top="0in" fo:margin-bottom="0in"/>
      <style:text-properties style:font-name="Times New Roman" fo:language="en" fo:country="US" style:font-name-complex="Times New Roman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language="en" fo:country="US" fo:font-weight="bold" style:font-weight-asian="bold" style:font-name-complex="Times New Roman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T4" style:family="text">
      <style:text-properties style:font-name="Times New Roman" fo:language="en" fo:country="US" fo:font-style="italic" style:font-style-asian="italic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font-name="Times New Roman" fo:language="en" fo:country="US" style:font-name-complex="Times New Roman" style:font-style-complex="italic"/>
    </style:style>
    <style:style style:name="T7" style:family="text">
      <style:text-properties style:font-name="Times New Roman" fo:language="en" fo:country="US" fo:background-color="#ffffff" style:font-name-complex="Times New Roman"/>
    </style:style>
    <style:style style:name="T8" style:family="text">
      <style:text-properties style:font-name="Times New Roman" fo:language="en" fo:country="US" fo:background-color="#ffffff" style:font-name-complex="Times New Roman" style:font-style-complex="italic"/>
    </style:style>
    <style:style style:name="T9" style:family="text">
      <style:text-properties style:font-name="Times New Roman" fo:language="en" fo:country="US" fo:background-color="#ffffff" style:font-name-complex="Times New Roman" style:font-weight-complex="bold"/>
    </style:style>
    <style:style style:name="T10" style:family="text">
      <style:text-properties style:font-name="Times New Roman" fo:language="en" fo:country="US" style:text-underline-style="solid" style:text-underline-width="auto" style:text-underline-color="font-color" fo:font-weight="bold" fo:background-color="#ffffff" style:font-weight-asian="bold" style:font-name-complex="Times New Roman" style:font-style-complex="italic"/>
    </style:style>
    <style:style style:name="T11" style:family="text">
      <style:text-properties style:font-name="Times New Roman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12" style:family="text">
      <style:text-properties style:font-name="Times New Roman" fo:language="en" fo:country="US" style:text-underline-style="solid" style:text-underline-width="auto" style:text-underline-color="font-color" fo:font-weight="bold" style:font-weight-asian="bold" style:font-name-complex="Times New Roman" style:font-style-complex="italic"/>
    </style:style>
    <style:style style:name="T13" style:family="text">
      <style:text-properties style:font-name="Times New Roman" fo:language="en" fo:country="US" style:text-underline-style="solid" style:text-underline-width="auto" style:text-underline-color="font-color" fo:background-color="#ffffff" style:font-name-complex="Times New Roman" style:font-style-complex="italic"/>
    </style:style>
    <style:style style:name="T14" style:family="text">
      <style:text-properties style:font-name="Times New Roman" fo:language="en" fo:country="US" fo:font-weight="normal" fo:background-color="#ffffff" style:font-weight-asian="normal" style:font-name-complex="Times New Roman" style:font-style-complex="italic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fo:font-style="italic" style:font-style-asian="italic" style:font-name-complex="Times New Roman"/>
    </style:style>
    <style:style style:name="T1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8" style:family="text">
      <style:text-properties fo:language="en" fo:country="US"/>
    </style:style>
    <style:style style:name="T19" style:family="text">
      <style:text-properties fo:color="#000000"/>
    </style:style>
    <style:style style:name="T20" style:family="text">
      <style:text-properties fo:color="#000000" style:font-name="Times New Roman" fo:font-style="italic" style:font-style-asian="italic" style:font-name-complex="Times New Roman"/>
    </style:style>
    <style:style style:name="T21" style:family="text">
      <style:text-properties fo:color="#000000"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T22" style:family="text">
      <style:text-properties fo:color="#000000" style:font-name="Times New Roman" fo:language="en" fo:country="US" fo:font-style="italic" style:font-style-asian="italic" style:font-name-complex="Times New Roman"/>
    </style:style>
    <style:style style:name="T23" style:family="text">
      <style:text-properties fo:color="#000000" style:font-name="Times New Roman" fo:language="en" fo:country="US" style:font-name-complex="Times New Roman"/>
    </style:style>
    <style:style style:name="T24" style:family="text">
      <style:text-properties fo:color="#000000" style:font-name="Times New Roman" fo:language="en" fo:country="US" style:text-underline-style="solid" style:text-underline-width="auto" style:text-underline-color="font-color" style:font-name-complex="Times New Roman"/>
    </style:style>
    <style:style style:name="T25" style:family="text">
      <style:text-properties fo:color="#000000" style:font-name="Times New Roman" style:font-name-complex="Times New Roman"/>
    </style:style>
    <style:style style:name="T26" style:family="text"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T27" style:family="text">
      <style:text-properties fo:color="#000000" fo:font-style="italic" style:font-style-asian="italic"/>
    </style:style>
    <style:style style:name="T28" style:family="text">
      <style:text-properties fo:color="#000000" fo:language="en" fo:country="US" fo:font-style="italic" style:font-style-asian="italic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font-size="11pt" fo:font-style="italic" fo:background-color="#ffffff" style:font-size-asian="11pt" style:font-style-asian="italic" style:font-size-complex="11pt"/>
    </style:style>
    <style:style style:name="T31" style:family="text">
      <style:text-properties fo:font-size="11pt" fo:font-style="italic" fo:background-color="#ffffff" style:font-size-asian="11pt" style:font-style-asian="italic" style:font-size-complex="11pt" style:font-weight-complex="bold"/>
    </style:style>
    <style:style style:name="T32" style:family="text">
      <style:text-properties fo:font-size="11pt" fo:language="en" fo:country="US" fo:font-style="italic" fo:background-color="#ffffff" style:font-size-asian="11pt" style:font-style-asian="italic" style:font-size-complex="11pt"/>
    </style:style>
    <style:style style:name="T33" style:family="text">
      <style:text-properties fo:font-size="11pt" fo:language="en" fo:country="US" fo:font-style="italic" fo:background-color="#ffffff" style:font-size-asian="11pt" style:font-style-asian="italic" style:font-size-complex="11pt" style:font-weight-complex="bold"/>
    </style:style>
    <style:style style:name="T34" style:family="text">
      <style:text-properties fo:font-size="11pt" fo:background-color="#ffffff" style:font-size-asian="11pt" style:font-size-complex="11pt"/>
    </style:style>
    <style:style style:name="T35" style:family="text">
      <style:text-properties fo:color="#1a1a1a" style:font-name="Times New Roman" fo:font-size="12pt" style:font-size-asian="12pt" style:font-name-complex="Times New Roman" style:font-size-complex="12pt" style:font-style-complex="italic"/>
    </style:style>
    <style:style style:name="T36" style:family="text">
      <style:text-properties fo:color="#1a1a1a" style:font-name="Times New Roman" fo:font-size="12pt" style:text-underline-style="solid" style:text-underline-width="auto" style:text-underline-color="font-color" style:font-size-asian="12pt" style:font-name-complex="Times New Roman" style:font-size-complex="12pt" style:font-style-complex="italic"/>
    </style:style>
    <style:style style:name="T37" style:family="text">
      <style:text-properties fo:color="#1a1a1a" style:font-name="Times New Roman" fo:font-size="12pt" fo:language="en" fo:country="US" style:font-size-asian="12pt" style:font-name-complex="Times New Roman" style:font-size-complex="12pt" style:font-style-complex="italic"/>
    </style:style>
    <style:style style:name="T38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avInt_vocab_4</text:p>
      <text:p text:style-name="P1">Space</text:p>
      <text:p text:style-name="P1">4.1 Living on water</text:p>
      <text:p text:style-name="P2">4.1.1 Find the equivalents of the following words and phrases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"><text:span text:style-name="T1">CB, ex. </text:span><text:span text:style-name="T2">1</text:span><text:span text:style-name="T1">, p.</text:span><text:span text:style-name="T2">3</text:span><text:span text:style-name="T1">6</text:span></text:p>
          </table:table-cell>
        </table:table-row>
        <table:table-row table:style-name="Таблица1.1">
          <table:table-cell table:style-name="Таблица1.A1" office:value-type="string">
            <text:p text:style-name="P9">материк</text:p>
          </table:table-cell>
        </table:table-row>
        <table:table-row table:style-name="Таблица1.1">
          <table:table-cell table:style-name="Таблица1.A1" office:value-type="string">
            <text:p text:style-name="P9">побережье</text:p>
          </table:table-cell>
        </table:table-row>
        <table:table-row table:style-name="Таблица1.1">
          <table:table-cell table:style-name="Таблица1.A1" office:value-type="string">
            <text:p text:style-name="P9">паром</text:p>
          </table:table-cell>
        </table:table-row>
        <table:table-row table:style-name="Таблица1.1">
          <table:table-cell table:style-name="Таблица1.A1" office:value-type="string">
            <text:p text:style-name="P9">территория, удаленная от моря</text:p>
          </table:table-cell>
        </table:table-row>
        <table:table-row table:style-name="Таблица1.1">
          <table:table-cell table:style-name="Таблица1.A1" office:value-type="string">
            <text:p text:style-name="P9">камыш, тростник</text:p>
          </table:table-cell>
        </table:table-row>
        <table:table-row table:style-name="Таблица1.1">
          <table:table-cell table:style-name="Таблица1.A1" office:value-type="string">
            <text:p text:style-name="P12">CB, ex. 3 (text), pp. 36-37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5">сделанный из ч-л </text:span><text:span text:style-name="T16">(фр.гл.)</text:span></text:p>
          </table:table-cell>
        </table:table-row>
        <table:table-row table:style-name="Таблица1.1">
          <table:table-cell table:style-name="Таблица1.A1" office:value-type="string">
            <text:p text:style-name="P9">быть знаменитым к-л/ ч-л</text:p>
          </table:table-cell>
        </table:table-row>
        <table:table-row table:style-name="Таблица1.1">
          <table:table-cell table:style-name="Таблица1.A1" office:value-type="string">
            <text:p text:style-name="P9">принимать участие в ч-л, быть занятым в ч-л</text:p>
          </table:table-cell>
        </table:table-row>
        <table:table-row table:style-name="Таблица1.1">
          <table:table-cell table:style-name="Таблица1.A1" office:value-type="string">
            <text:p text:style-name="P9">над уровнем моря</text:p>
          </table:table-cell>
        </table:table-row>
        <table:table-row table:style-name="Таблица1.1">
          <table:table-cell table:style-name="Таблица1.A1" office:value-type="string">
            <text:p text:style-name="P9">роскошь</text:p>
          </table:table-cell>
        </table:table-row>
        <table:table-row table:style-name="Таблица1.1">
          <table:table-cell table:style-name="Таблица1.A1" office:value-type="string">
            <text:p text:style-name="P9">поле для гольфа</text:p>
          </table:table-cell>
        </table:table-row>
        <table:table-row table:style-name="Таблица1.1">
          <table:table-cell table:style-name="Таблица1.A1" office:value-type="string">
            <text:p text:style-name="P9">обеспечивать ч-л к-л</text:p>
          </table:table-cell>
        </table:table-row>
        <table:table-row table:style-name="Таблица1.1">
          <table:table-cell table:style-name="Таблица1.A1" office:value-type="string">
            <text:p text:style-name="P9">самодостаточный</text:p>
          </table:table-cell>
        </table:table-row>
        <table:table-row table:style-name="Таблица1.1">
          <table:table-cell table:style-name="Таблица1.A1" office:value-type="string">
            <text:p text:style-name="P12">CB, ex. 3 (text), pp. 36-37</text:p>
          </table:table-cell>
        </table:table-row>
        <table:table-row table:style-name="Таблица1.1">
          <table:table-cell table:style-name="Таблица1.A1" office:value-type="string">
            <text:p text:style-name="P9">интересоваться ч-л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5">обнаруживать </text:span><text:span text:style-name="T16">(фр.гл.)</text:span></text:p>
          </table:table-cell>
        </table:table-row>
      </table:table>
      <text:p text:style-name="P8"/>
      <text:p text:style-name="P6"><text:span text:style-name="T3">4.1.2 </text:span><text:span text:style-name="T21">Fill in the gaps with a proper preposition/particle.</text:span></text:p>
      <text:p text:style-name="P17"/>
      <text:p text:style-name="P6"><text:span text:style-name="T5">1. </text:span><text:span text:style-name="T8">I was so involved </text:span><text:span text:style-name="T10">___ </text:span><text:span text:style-name="T8">my book I didn't hear you knock.</text:span></text:p>
      <text:p text:style-name="P6"><text:span text:style-name="T5">2. </text:span><text:span text:style-name="T8">He became internationally famous </text:span><text:span text:style-name="T10">___ </text:span><text:span text:style-name="T8">his novels.</text:span></text:p>
      <text:p text:style-name="P6"><text:span text:style-name="T5">3. </text:span><text:span text:style-name="T8">We are here to provide a service </text:span><text:span text:style-name="T10">___ </text:span><text:span text:style-name="T8">the public.</text:span></text:p>
      <text:p text:style-name="P6"><text:span text:style-name="T5">4. It’s a display made </text:span><text:span text:style-name="T11">___</text:span><text:span text:style-name="T5">cardboard.</text:span></text:p>
      <text:p text:style-name="P6"><text:span text:style-name="T5">5. </text:span><text:span text:style-name="T8">Anyone interested </text:span><text:span text:style-name="T10">___</text:span><text:span text:style-name="T8">joining the club should contact us at the address below.</text:span></text:p>
      <text:p text:style-name="P6"><text:span text:style-name="T23">6. The highest point is about five meters </text:span><text:span text:style-name="T11">____</text:span><text:span text:style-name="T5">sea level.</text:span><text:span text:style-name="T23"> </text:span></text:p>
      <text:p text:style-name="P6"><text:span text:style-name="T5">7. </text:span><text:span text:style-name="T8">We found </text:span><text:span text:style-name="T10">____</text:span><text:span text:style-name="T8">later that we had been at the same school.</text:span></text:p>
      <text:p text:style-name="P17"/>
      <text:p text:style-name="P19">4.1.3 Fill in the gaps with the words from the table.</text:p>
      <text:p text:style-name="P17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15">inland</text:p>
          </table:table-cell>
          <table:table-cell table:style-name="Таблица2.A1" office:value-type="string">
            <text:p text:style-name="P15">self-sufficient</text:p>
          </table:table-cell>
          <table:table-cell table:style-name="Таблица2.C1" office:value-type="string">
            <text:p text:style-name="P15">coast</text:p>
          </table:table-cell>
        </table:table-row>
        <table:table-row table:style-name="Таблица2.1">
          <table:table-cell table:style-name="Таблица2.A1" office:value-type="string">
            <text:p text:style-name="P15">reeds</text:p>
          </table:table-cell>
          <table:table-cell table:style-name="Таблица2.A1" office:value-type="string">
            <text:p text:style-name="P15">ferry</text:p>
          </table:table-cell>
          <table:table-cell table:style-name="Таблица2.C1" office:value-type="string">
            <text:p text:style-name="P15">luxury</text:p>
          </table:table-cell>
        </table:table-row>
      </table:table>
      <text:p text:style-name="P17"/>
      <text:p text:style-name="P6"><text:span text:style-name="T5">1. </text:span><text:span text:style-name="x"><text:span text:style-name="T8">Now we'll be able to live </text:span></text:span><text:span text:style-name="Strong_20_Emphasis"><text:span text:style-name="T14">in </text:span></text:span><text:span text:style-name="Strong_20_Emphasis"><text:span text:style-name="T13">______</text:span></text:span><text:span text:style-name="x"><text:span text:style-name="T8">for the rest of our lives.</text:span></text:span></text:p>
      <text:p text:style-name="P6"><text:span text:style-name="T5">2. </text:span><text:span text:style-name="T6">We caught the </text:span><text:span text:style-name="T12">_____</text:span><text:span text:style-name="T6">across the river.</text:span></text:p>
      <text:p text:style-name="P6"><text:span text:style-name="T5">3. </text:span><text:span text:style-name="T8">At this point, the coast road turns </text:span><text:span text:style-name="T10">_____ </text:span><text:span text:style-name="T8">for several miles.</text:span></text:p>
      <text:p text:style-name="P6"><text:span text:style-name="T5">4. </text:span><text:span text:style-name="T6">This stretch of </text:span><text:span text:style-name="T12">____</text:span><text:span text:style-name="T6">is famous for its beaches.</text:span></text:p>
      <text:p text:style-name="P6"><text:span text:style-name="T5">5. </text:span><text:span text:style-name="T8">The country is totally </text:span><text:span text:style-name="T10">_____</text:span><text:span text:style-name="T8">in food production.</text:span></text:p>
      <text:p text:style-name="P6"><text:span text:style-name="T5">6. </text:span><text:span text:style-name="T8">The edge of the lake was fringed with</text:span><text:span text:style-name="T10"> ____</text:span><text:span text:style-name="T8">.</text:span></text:p>
      <text:p text:style-name="P17"/>
      <text:p text:style-name="P19">4.1.4 Translate from Russian into English using active vocabulary.</text:p>
      <text:p text:style-name="P14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0"><text:span text:style-name="T25">1. Ученые </text:span><text:span text:style-name="T26">обнаружили</text:span><text:span text:style-name="T25">, что 80 миллионов лет назад, в </text:span><text:span text:style-name="T20">меловой период (</text:span><text:span text:style-name="T22">the</text:span><text:span text:style-name="T20"> </text:span><text:span text:style-name="T22">Cretaceous</text:span><text:span text:style-name="T20"> </text:span><text:span text:style-name="T22">Period</text:span><text:span text:style-name="T20">),</text:span><text:span text:style-name="T25"> </text:span><text:soft-page-break/><text:span text:style-name="T25">эти равнины были </text:span><text:span text:style-name="T20">дном (</text:span><text:span text:style-name="T22">the</text:span><text:span text:style-name="T20"> </text:span><text:span text:style-name="T22">floor</text:span><text:span text:style-name="T20">) </text:span><text:span text:style-name="T25">большого </text:span><text:span text:style-name="T26">внутреннего</text:span><text:span text:style-name="T25"> моря.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19">2. Город </text:span><text:span text:style-name="T27">Марсель</text:span><text:span text:style-name="T19"> </text:span><text:span text:style-name="T27">(</text:span><text:span text:style-name="T28">Marseille</text:span><text:span text:style-name="T27">) </text:span><text:span text:style-name="T19">расположен на высоте 17 метров </text:span><text:span text:style-name="T29">над уровнем моря</text:span><text:span text:style-name="T19"> и </text:span><text:span text:style-name="T29">известен</text:span><text:span text:style-name="T19"> своими достопримечательностями, такими как </text:span><text:span text:style-name="T30">Базилика Нотр-Дам-де-ла-Гард (</text:span><text:span text:style-name="T33">Notre</text:span><text:span text:style-name="T31">-</text:span><text:span text:style-name="T33">Dame</text:span><text:span text:style-name="T31"> </text:span><text:span text:style-name="T33">de</text:span><text:span text:style-name="T31"> </text:span><text:span text:style-name="T33">la</text:span><text:span text:style-name="T31"> </text:span><text:span text:style-name="T33">Garde</text:span><text:span text:style-name="T30">) </text:span><text:span text:style-name="T34">и </text:span><text:span text:style-name="T30">Замок Иф (</text:span><text:span text:style-name="T32">The </text:span><text:span text:style-name="T33">Ch</text:span><text:span text:style-name="T31">â</text:span><text:span text:style-name="T33">teau</text:span><text:span text:style-name="T31"> </text:span><text:span text:style-name="T33">d</text:span><text:span text:style-name="T31">'</text:span><text:span text:style-name="T33">If</text:span><text:span text:style-name="T30">)</text:span><text:span text:style-name="T34">.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T25">3. Перед домом находится красивое </text:span><text:span text:style-name="T26">поле для гольфа</text:span><text:span text:style-name="T25"> </text:span><text:span text:style-name="T26">роскошного</text:span><text:span text:style-name="T25"> гольф-клуба «</text:span><text:span text:style-name="T23">H</text:span><text:span text:style-name="T25">ö</text:span><text:span text:style-name="T23">slwang</text:span><text:span text:style-name="T25">».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T25">4. Кошки </text:span><text:span text:style-name="T26">самодостаточны</text:span><text:span text:style-name="T25">, они </text:span><text:span text:style-name="T20">надежны (</text:span><text:span text:style-name="T22">dependable</text:span><text:span text:style-name="T20">)</text:span><text:span text:style-name="T25">, вы трясете коробку, они </text:span><text:span text:style-name="T20">прибегают (</text:span><text:span text:style-name="T22">to</text:span><text:span text:style-name="T20"> </text:span><text:span text:style-name="T22">come</text:span><text:span text:style-name="T20"> </text:span><text:span text:style-name="T22">running</text:span><text:span text:style-name="T20">)</text:span><text:span text:style-name="T25">.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T25">5. С этого берега на тот </text:span><text:span text:style-name="T20">поплыл</text:span><text:span text:style-name="T25"> </text:span><text:span text:style-name="T20">(</text:span><text:span text:style-name="T22">to</text:span><text:span text:style-name="T20"> </text:span><text:span text:style-name="T22">set</text:span><text:span text:style-name="T20"> </text:span><text:span text:style-name="T22">out</text:span><text:span text:style-name="T20">)</text:span><text:span text:style-name="T25"> тяжелый </text:span><text:span text:style-name="T26">паром</text:span><text:span text:style-name="T25"> с лошадьми и </text:span><text:span text:style-name="T20">телегами (</text:span><text:span text:style-name="T22">a</text:span><text:span text:style-name="T20"> </text:span><text:span text:style-name="T22">cart</text:span><text:span text:style-name="T20">)</text:span><text:span text:style-name="T25">.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T25">6. Я собираюсь </text:span><text:span text:style-name="T20">предпринять (</text:span><text:span text:style-name="T22">to</text:span><text:span text:style-name="T20"> </text:span><text:span text:style-name="T22">arrange</text:span><text:span text:style-name="T20"> </text:span><text:span text:style-name="T22">for</text:span><text:span text:style-name="T20">)</text:span><text:span text:style-name="T25"> путешествие на </text:span><text:span text:style-name="T26">материк</text:span><text:span text:style-name="T25">.</text:span></text:p>
          </table:table-cell>
        </table:table-row>
      </table:table>
      <text:p text:style-name="P1"/>
      <text:p text:style-name="P1">4.2 Forest bathing</text:p>
      <text:p text:style-name="P2">4.2.1 Find the equivalents of the following words and phrases.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7"><text:span text:style-name="T1">CB, ex. </text:span><text:span text:style-name="T2">1</text:span><text:span text:style-name="T1">, p.</text:span><text:span text:style-name="T2">38</text:span></text:p>
          </table:table-cell>
        </table:table-row>
        <table:table-row table:style-name="Таблица4.1">
          <table:table-cell table:style-name="Таблица4.A1" office:value-type="string">
            <text:p text:style-name="P9">Утес <text:span text:style-name="T18">cliff</text:span></text:p>
          </table:table-cell>
        </table:table-row>
        <table:table-row table:style-name="Таблица4.1">
          <table:table-cell table:style-name="Таблица4.A1" office:value-type="string">
            <text:p text:style-name="P9">Зелень <text:span text:style-name="T18">greenery</text:span></text:p>
          </table:table-cell>
        </table:table-row>
        <table:table-row table:style-name="Таблица4.1">
          <table:table-cell table:style-name="Таблица4.A1" office:value-type="string">
            <text:p text:style-name="P9">пейзаж, ландшафт <text:span text:style-name="T18">scenery</text:span></text:p>
          </table:table-cell>
        </table:table-row>
        <table:table-row table:style-name="Таблица4.1">
          <table:table-cell table:style-name="Таблица4.A1" office:value-type="string">
            <text:p text:style-name="P9">Почва <text:span text:style-name="T18">soil</text:span></text:p>
          </table:table-cell>
        </table:table-row>
        <table:table-row table:style-name="Таблица4.1">
          <table:table-cell table:style-name="Таблица4.A1" office:value-type="string">
            <text:p text:style-name="P9">отвесный, крутой <text:span text:style-name="T18">steep</text:span></text:p>
          </table:table-cell>
        </table:table-row>
        <table:table-row table:style-name="Таблица4.1">
          <table:table-cell table:style-name="Таблица4.A1" office:value-type="string">
            <text:p text:style-name="P9">Водопад <text:span text:style-name="T18">waterfall</text:span></text:p>
          </table:table-cell>
        </table:table-row>
        <table:table-row table:style-name="Таблица4.1">
          <table:table-cell table:style-name="Таблица4.A1" office:value-type="string">
            <text:p text:style-name="P9">Долина <text:span text:style-name="T18">valley</text:span></text:p>
          </table:table-cell>
        </table:table-row>
        <table:table-row table:style-name="Таблица4.1">
          <table:table-cell table:style-name="Таблица4.A1" office:value-type="string">
            <text:p text:style-name="P9">Скалы <text:span text:style-name="T18">rocks</text:span></text:p>
          </table:table-cell>
        </table:table-row>
        <table:table-row table:style-name="Таблица4.1">
          <table:table-cell table:style-name="Таблица4.A1" office:value-type="string">
            <text:p text:style-name="P12">CB, ex. 5 (track 4.3), p. 38</text:p>
          </table:table-cell>
        </table:table-row>
        <table:table-row table:style-name="Таблица4.1">
          <table:table-cell table:style-name="Таблица4.A1" office:value-type="string">
            <text:p text:style-name="P9">быть наполненным к-л/ ч-л <text:span text:style-name="T18">be full of smth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15">снижаться на</text:span><text:span text:style-name="T5"> </text:span><text:span text:style-name="T16">(фр.гл.) </text:span><text:span text:style-name="T4">go down by</text:span></text:p>
          </table:table-cell>
        </table:table-row>
        <table:table-row table:style-name="Таблица4.1">
          <table:table-cell table:style-name="Таблица4.A1" office:value-type="string">
            <text:p text:style-name="P9">исследовать ч-л <text:span text:style-name="T18">research into smth</text:span></text:p>
          </table:table-cell>
        </table:table-row>
        <table:table-row table:style-name="Таблица4.1">
          <table:table-cell table:style-name="Таблица4.A1" office:value-type="string">
            <text:p text:style-name="P9">доля, часть, процентное отношение <text:span text:style-name="T18">percentage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15">оканчиваться ч-л </text:span><text:span text:style-name="T16">(фр.гл.) </text:span><text:span text:style-name="T4">end up</text:span></text:p>
          </table:table-cell>
        </table:table-row>
        <table:table-row table:style-name="Таблица4.1">
          <table:table-cell table:style-name="Таблица4.A1" office:value-type="string">
            <text:p text:style-name="P9">принимать участие в ч-л <text:span text:style-name="T18">take part in smth</text:span></text:p>
          </table:table-cell>
        </table:table-row>
        <table:table-row table:style-name="Таблица4.1">
          <table:table-cell table:style-name="Таблица4.A1" office:value-type="string">
            <text:p text:style-name="P9">по крайней мере <text:span text:style-name="T18">at least</text:span></text:p>
          </table:table-cell>
        </table:table-row>
        <table:table-row table:style-name="Таблица4.1">
          <table:table-cell table:style-name="Таблица4.A1" office:value-type="string">
            <text:p text:style-name="P9">в то время как <text:span text:style-name="T18">whereas</text:span></text:p>
          </table:table-cell>
        </table:table-row>
        <table:table-row table:style-name="Таблица4.1">
          <table:table-cell table:style-name="Таблица4.A1" office:value-type="string">
            <text:p text:style-name="P9">иметь доступ к ч-л <text:span text:style-name="T18">have access to smth</text:span></text:p>
          </table:table-cell>
        </table:table-row>
        <table:table-row table:style-name="Таблица4.1">
          <table:table-cell table:style-name="Таблица4.A1" office:value-type="string">
            <text:p text:style-name="P9">улучшать настроение <text:span text:style-name="T18">improve mood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15">впитывать, вбирать в себя </text:span><text:span text:style-name="T16">(фр.гл.) </text:span><text:span text:style-name="T4">take in</text:span></text:p>
          </table:table-cell>
        </table:table-row>
        <table:table-row table:style-name="Таблица4.1">
          <table:table-cell table:style-name="Таблица4.A1" office:value-type="string">
            <text:p text:style-name="P9">снижать артериальное давление <text:s/><text:span text:style-name="T18">lower one's blood pressure</text:span></text:p>
          </table:table-cell>
        </table:table-row>
        <table:table-row table:style-name="Таблица4.1">
          <table:table-cell table:style-name="Таблица4.A1" office:value-type="string">
            <text:p text:style-name="P9">препятствовать, мешать к-л делать ч-л <text:span text:style-name="T18">prevent sb from smth</text:span></text:p>
          </table:table-cell>
        </table:table-row>
        <table:table-row table:style-name="Таблица4.1">
          <table:table-cell table:style-name="Таблица4.A1" office:value-type="string">
            <text:p text:style-name="P9">увеличение ч-л <text:span text:style-name="T18">increase in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1">CB, ex. </text:span><text:span text:style-name="T2">9</text:span><text:span text:style-name="T1">, p.</text:span><text:span text:style-name="T2">39</text:span></text:p>
          </table:table-cell>
        </table:table-row>
        <table:table-row table:style-name="Таблица4.1">
          <table:table-cell table:style-name="Таблица4.A1" office:value-type="string">
            <text:p text:style-name="P9">Обитатель <text:span text:style-name="T18">inhabitant </text:span></text:p>
          </table:table-cell>
        </table:table-row>
        <table:table-row table:style-name="Таблица4.1">
          <table:table-cell table:style-name="Таблица4.A1" office:value-type="string">
            <text:p text:style-name="P9">многоквартирный дом <text:span text:style-name="T18">block of flats</text:span></text:p>
          </table:table-cell>
        </table:table-row>
      </table:table>
      <text:p text:style-name="P13"/>
      <text:p text:style-name="P6"><text:span text:style-name="T3">4.2.2 </text:span><text:span text:style-name="T21">Fill in the gaps with a proper preposition/particle.</text:span></text:p>
      <text:p text:style-name="P17"/>
      <text:p text:style-name="P6"><text:span text:style-name="T5">1. Deprived of the Jordan's water, its level goes down </text:span><text:span text:style-name="T12">__by___</text:span><text:span text:style-name="T5">over one meter per year.</text:span></text:p>
      <text:p text:style-name="P6"><text:span text:style-name="T5">2. </text:span><text:span text:style-name="T6">No one can prevent you </text:span><text:span text:style-name="T12">_from____</text:span><text:span text:style-name="T6">attending this meeting.</text:span></text:p>
      <text:p text:style-name="P6"><text:span text:style-name="T5">3. </text:span><text:span text:style-name="T8">If you go on like this you'll end </text:span><text:span text:style-name="T12">_up____</text:span><text:span text:style-name="T8">in prison.</text:span></text:p>
      <text:p text:style-name="P6"><text:span text:style-name="T5">4. </text:span><text:span text:style-name="T8">Students must </text:span><text:span text:style-name="Strong_20_Emphasis"><text:span text:style-name="T14">have access</text:span></text:span><text:span text:style-name="T8"> </text:span><text:span text:style-name="T12">__to___</text:span><text:span text:style-name="T8">good resources.</text:span></text:p>
      <text:p text:style-name="P6"><text:span text:style-name="T5">5. </text:span><text:span text:style-name="T8">The sky was full </text:span><text:span text:style-name="T12">___of__</text:span><text:span text:style-name="T8">brightly coloured fireworks.</text:span></text:p>
      <text:p text:style-name="P6"><text:span text:style-name="T5">6. </text:span><text:span text:style-name="T8">Fish take </text:span><text:span text:style-name="T12">___in__</text:span><text:span text:style-name="T8">oxygen through their gills.</text:span></text:p>
      <text:p text:style-name="P6"><text:soft-page-break/><text:span text:style-name="T5">7. </text:span><text:span text:style-name="T8">How many countries took part </text:span><text:span text:style-name="T12">_in____</text:span><text:span text:style-name="T8">the last Olympic Games?</text:span></text:p>
      <text:p text:style-name="P6"><text:span text:style-name="T5">8. </text:span><text:span text:style-name="T8">They're researching </text:span><text:span text:style-name="T10">_into____</text:span><text:span text:style-name="T8">ways of improving people's diet.</text:span></text:p>
      <text:p text:style-name="P6"><text:span text:style-name="T5">9. </text:span><text:span text:style-name="T6">This year saw an increase </text:span><text:span text:style-name="T12">__in___</text:span><text:span text:style-name="T6"> the number of job applicants.</text:span></text:p>
      <text:p text:style-name="P17"/>
      <text:p text:style-name="P19">4.2.3 Fill in the gaps with the words from the table.</text:p>
      <text:p text:style-name="P14"/>
      <table:table table:name="Таблица5" table:style-name="Таблица5">
        <table:table-column table:style-name="Таблица5.A" table:number-columns-repeated="4"/>
        <table:table-column table:style-name="Таблица5.E"/>
        <table:table-row table:style-name="Таблица5.1">
          <table:table-cell table:style-name="Таблица5.A1" office:value-type="string">
            <text:p text:style-name="P15">scenery</text:p>
          </table:table-cell>
          <table:table-cell table:style-name="Таблица5.A1" office:value-type="string">
            <text:p text:style-name="P15">waterfall</text:p>
          </table:table-cell>
          <table:table-cell table:style-name="Таблица5.A1" office:value-type="string">
            <text:p text:style-name="P15">greenery</text:p>
          </table:table-cell>
          <table:table-cell table:style-name="Таблица5.A1" office:value-type="string">
            <text:p text:style-name="P15"/>
          </table:table-cell>
          <table:table-cell table:style-name="Таблица5.E1" office:value-type="string">
            <text:p text:style-name="P15"/>
          </table:table-cell>
        </table:table-row>
        <table:table-row table:style-name="Таблица5.1">
          <table:table-cell table:style-name="Таблица5.A1" office:value-type="string">
            <text:p text:style-name="P15"/>
          </table:table-cell>
          <table:table-cell table:style-name="Таблица5.A1" office:value-type="string">
            <text:p text:style-name="P15"/>
          </table:table-cell>
          <table:table-cell table:style-name="Таблица5.A1" office:value-type="string">
            <text:p text:style-name="P15"/>
          </table:table-cell>
          <table:table-cell table:style-name="Таблица5.A1" office:value-type="string">
            <text:p text:style-name="P15"/>
          </table:table-cell>
          <table:table-cell table:style-name="Таблица5.E2" office:value-type="string">
            <text:p text:style-name="P5"/>
          </table:table-cell>
        </table:table-row>
      </table:table>
      <text:p text:style-name="P14"/>
      <text:p text:style-name="P6"><text:span text:style-name="T5">1. </text:span><text:span text:style-name="T6">The castle is situated on a hill overlooking a </text:span><text:span text:style-name="T12">__valley___</text:span><text:span text:style-name="T6">.</text:span></text:p>
      <text:p text:style-name="P6"><text:span text:style-name="T5">2. </text:span><text:span text:style-name="T8">They drilled through several layers of </text:span><text:span text:style-name="T12">__soil___</text:span><text:span text:style-name="T8">to reach the oil.</text:span></text:p>
      <text:p text:style-name="P6"><text:span text:style-name="T5">3. T</text:span><text:span text:style-name="T8">he </text:span><text:span text:style-name="T12">__rock___</text:span><text:span text:style-name="T8">fell about twenty feet to swirling rapids.</text:span></text:p>
      <text:p text:style-name="P6"><text:span text:style-name="T5">4. </text:span><text:span text:style-name="T6">77% of the </text:span><text:span text:style-name="T12">__inhabitants___</text:span><text:span text:style-name="T6">lived in the countryside.</text:span></text:p>
      <text:p text:style-name="P6"><text:span text:style-name="T5">5. </text:span><text:span text:style-name="T6">The hotel was perched high on a </text:span><text:span text:style-name="T12">__cliff___</text:span><text:span text:style-name="T6">overlooking the ocean.</text:span></text:p>
      <text:p text:style-name="P6"><text:span text:style-name="T5">6. </text:span><text:span text:style-name="T6">We stopped to admire the beauty of the </text:span><text:span text:style-name="T12">_scenery____</text:span><text:span text:style-name="T6">around us.</text:span></text:p>
      <text:p text:style-name="P6"><text:span text:style-name="T5">7. </text:span><text:span text:style-name="T8">The path grew </text:span><text:span text:style-name="T12">___steeper__</text:span><text:span text:style-name="T8">as we climbed higher.</text:span></text:p>
      <text:p text:style-name="P6"><text:span text:style-name="T5">8. </text:span><text:span text:style-name="T6">Keep the </text:span><text:span text:style-name="T12">__greenery___</text:span><text:span text:style-name="T6">moist and fertilize weekly.</text:span></text:p>
      <text:p text:style-name="P6"><text:span text:style-name="T5">9. </text:span><text:span text:style-name="T8">The room was decorated with flowers and </text:span><text:span text:style-name="T12">__waterfall___</text:span><text:span text:style-name="T8">.</text:span></text:p>
      <text:p text:style-name="P14"/>
      <text:p text:style-name="P19">4.2.4 Translate from Russian into English using active vocabulary.</text:p>
      <text:p text:style-name="P14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list xml:id="list3173357605738749434" text:style-name="L1">
              <text:list-item>
                <text:p text:style-name="P34"><text:span text:style-name="T26">По крайней мере,</text:span><text:span text:style-name="T25"> они смогли увидеть эту прекрасную </text:span><text:span text:style-name="T26">долину</text:span><text:span text:style-name="T25"> и о</text:span><text:span text:style-name="T26">твесную</text:span><text:span text:style-name="T25"> </text:span><text:span text:style-name="T26">скалу</text:span><text:span text:style-name="T25"> с </text:span><text:span text:style-name="T26">водопадом</text:span><text:span text:style-name="T25">.</text:span></text:p>
              </text:list-item>
              <text:list-item>
                <text:p text:style-name="P39">1. At least they could see this beautiful valley and the steep rock with the waterfall.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5097150048734085680" text:style-name="L2">
              <text:list-item>
                <text:p text:style-name="P35"><text:span text:style-name="T35">Старая система была достаточно сложной, </text:span><text:span text:style-name="T36">в то время как</text:span><text:span text:style-name="T35"> новая <text:s/>действительно очень проста.</text:span></text:p>
              </text:list-item>
              <text:list-item>
                <text:p text:style-name="P35"><text:span text:style-name="T35"><text:s/>The old system was quite complicated, wh</text:span><text:span text:style-name="T37">ereas</text:span><text:span text:style-name="T35"> the new system is very simple indeed.</text:span>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p text:style-name="P20"><text:span text:style-name="T25">3.Недавние </text:span><text:span text:style-name="T26">исследования </text:span><text:span text:style-name="T25">этого заболевания показали, что </text:span><text:span text:style-name="T26">процент</text:span><text:span text:style-name="T25"> инфицированных (</text:span><text:span text:style-name="T23">the</text:span><text:span text:style-name="T25"> </text:span><text:span text:style-name="T23">infected</text:span><text:span text:style-name="T25">) </text:span><text:span text:style-name="T26">снижается</text:span><text:span text:style-name="T25"> в среднем </text:span><text:span text:style-name="T26">на </text:span><text:span text:style-name="T25">10% в год.</text:span></text:p>
            <text:p text:style-name="P21">Recent research on the disease has shown that the infection rate (the infected) decreases by an average of 10% per year.</text:p>
          </table:table-cell>
        </table:table-row>
        <table:table-row table:style-name="Таблица6.1">
          <table:table-cell table:style-name="Таблица6.A1" office:value-type="string">
            <text:list xml:id="list6861683819140408893" text:style-name="L3">
              <text:list-item>
                <text:p text:style-name="P36"><text:span text:style-name="T25">И я подумала, что смена </text:span><text:span text:style-name="T26">обстановки (пейзажа)</text:span><text:span text:style-name="T25"> могла бы </text:span><text:span text:style-name="T26">улучшить</text:span><text:span text:style-name="T25"> твоё </text:span><text:span text:style-name="T26">настроение</text:span><text:span text:style-name="T25">.</text:span></text:p>
              </text:list-item>
              <text:list-item>
                <text:p text:style-name="P40">4. And I thought a change of scenery might improve your mood.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2844649170067123176" text:style-name="L4">
              <text:list-item>
                <text:p text:style-name="P37"><text:span text:style-name="T25">Оказалось, </text:span><text:span text:style-name="T20">контакт с собакой (</text:span><text:span text:style-name="T22">petting</text:span><text:span text:style-name="T20"> </text:span><text:span text:style-name="T22">a</text:span><text:span text:style-name="T20"> </text:span><text:span text:style-name="T22">dog</text:span><text:span text:style-name="T20">) </text:span><text:span text:style-name="T26">снижает кровяное давление.</text:span></text:p>
              </text:list-item>
              <text:list-item>
                <text:p text:style-name="P42">5. It turned out that contact with a dog (petting a dog) lowers blood pressure.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p text:style-name="P20"><text:span text:style-name="T25">6.Все люди, живущие в этом </text:span><text:span text:style-name="T26">многоквартирном доме</text:span><text:span text:style-name="T25">, </text:span><text:span text:style-name="T26">имеют доступ к</text:span><text:span text:style-name="T25"> интернету.</text:span></text:p>
            <text:p text:style-name="P21">All the people living in this block of flats have access to the Internet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Рукина: </text:p>
      <text:list xml:id="list7992170670042053304" text:style-name="L5">
        <text:list-item>
          <text:p text:style-name="P43"><text:soft-page-break/>Преобразуя электрическую энергию в механическую, мы теряем часть энергии.</text:p>
        </text:list-item>
        <text:list-item>
          <text:p text:style-name="P43">Мотор, преобразующий электрическую энергию в механическую, представлен на рисунке 3.</text:p>
        </text:list-item>
        <text:list-item>
          <text:p text:style-name="P43">Студент должен описать движения поезда, учитывая только внешние силы.</text:p>
        </text:list-item>
        <text:list-item>
          <text:p text:style-name="P43">Бумага, учитывающая нестандартную но не невозможную ситуацию, должна быть изучена.</text:p>
        </text:list-item>
        <text:list-item>
          <text:p text:style-name="P43">Ссылаясь опять на закон механики Ньютона, позвольте нам сконцетрировать наше внимание на движении течения частиц</text:p>
        </text:list-item>
        <text:list-item>
          <text:p text:style-name="P43">Таблица, ссылающаяся на атомный вес вещества, называется периодической таблицей Менделеева</text:p>
        </text:list-item>
        <text:list-item>
          <text:p text:style-name="P43">Следуя выбранной траектории, корабль завершит путешествие успешно</text:p>
        </text:list-item>
        <text:list-item>
          <text:p text:style-name="P43">Космический корабль, следующий принятой траектории, был оборудован новым снаряжением</text:p>
        </text:list-item>
      </text:list>
      <text:p text:style-name="P16">Ткачева: </text:p>
      <text:list xml:id="list3096228574366134939" text:style-name="L6">
        <text:list-item>
          <text:p text:style-name="P44">Летучая мышь, ударяя по мячу, резко деформирует его.<text:line-break/>2. Усилие, которое поднимает тело, работает на нем.<text:line-break/>3. Результат действия всех сил, действующих на тело, был равен нулю.<text:line-break/>4. Студенты, изучающие законы движения Ньютона, должны иметь четкое представление о механике.<text:line-break/>5. Рассмотрим газ, расширяющийся при постоянной температуре. Этот газ заключен в цилиндр с близко расположенным поршнем.<text:line-break/>6. Газ, занимающий постоянный объем, нагревался до 60 градусов С.<text:line-break/>7. В этом уравнении V - это объем газа, расширяющегося при некоторой постоянной температуре.<text:line-break/>8. Ускорение частицы пропорционально силе, воздействующей на нее.<text:line-break/>9. Обсудим новую постоянную, появляющуюся в уравнении.</text:p>
        </text:list-item>
        <text:list-item>
          <text:p text:style-name="P44">10. Объем работы не зависит от силы, воздействующей на тело, если только сила, воздействующая на тело, не имеет компонента в направлении перемещения.<text:line-break/>11. Символом, обозначающим это количество, является бета.<text:line-break/>12. В случае удара n частиц по цели средняя сила, действующая на цель, равна F = nmv.<text:line-break/>13. Уравнение, относящееся к величине импульса к величине изменения импульса, равно dJ = dP.<text:line-break/>14. Необходимо нарисовать кривую, показывающую зависимость между объемом и давлением идеального газа при постоянной температуре.<text:line-break/>15. При многих механических проблемах приложенная сила не является устойчивой.<text:line-break/>16. Символ, используемый для обозначения импульса - p.<text:line-break/>17. Газ, содержащийся в баллоне, должен быть сжат.<text:line-break/>18. Сила, необходимая для начала движения объекта, в данном случае является мышечным усилием.<text:line-break/>19. Блоки, используемые в этом случае, могут быть произвольными.<text:line-break/>20. Проблема, обсуждаемая в этой главе, касается результатов проделанной работы.<text:line-break/>21. Рассматриваемая концепция носит динамичный характер.<text:line-break/></text:p>
        </text:list-item>
        <text:list-item>
          <text:p text:style-name="P46">CB:</text:p>
          <text:p text:style-name="P46">In the future, humans might be able to communicate with animals.</text:p>
          <text:p text:style-name="P46">One day, humans will possibly colonize the planet Mars.</text:p>
          <text:p text:style-name="P46">We will probably spend more and more time in front of computer screens.</text:p>
          <text:p text:style-name="P46">We are unlikely to ever make contract with aliens.</text:p>
          <text:p text:style-name="P46">In the future, humans will spend most of their time inside buildings.</text:p>
          <text:p text:style-name="P46">Humans probably won't ever live to be two hundred years old.</text:p>
        </text:list-item>
        <text:list-item>
          <text:p text:style-name="P46">CB ex 2:</text:p>
          <text:p text:style-name="P46"><text:soft-page-break/>Cities of the future will probably have more green spaces.</text:p>
          <text:p text:style-name="P46">Unemployment is likely to continue rising.</text:p>
          <text:p text:style-name="P46">The ice caps probably won't melt completely.</text:p>
          <text:p text:style-name="P46">It may rain later.</text:p>
          <text:p text:style-name="P46">I'm unlikely to finish my report before Friday.</text:p>
          <text:p text:style-name="P44"><text:span text:style-name="T18">If United Nations forecasts are correct, the global population is likely to be between nine and ten billion by 2050.</text:span><text:line-break/></text:p>
        </text:list-item>
      </text:list>
      <text:p text:style-name="P1">4.3 Vocabulary and skills development</text:p>
      <text:p text:style-name="P2">4.3.1 Find the equivalents of the following words and phrases.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2">CB, ex. 4 (track 4.10), p. 40</text:p>
          </table:table-cell>
        </table:table-row>
        <table:table-row table:style-name="Таблица7.1">
          <table:table-cell table:style-name="Таблица7.A1" office:value-type="string">
            <text:p text:style-name="P9">запасать, копить <text:span text:style-name="T18">hoard</text:span></text:p>
          </table:table-cell>
        </table:table-row>
        <table:table-row table:style-name="Таблица7.1">
          <table:table-cell table:style-name="Таблица7.A1" office:value-type="string">
            <text:p text:style-name="P9">барахольщик, скряга <text:span text:style-name="T18">hoarder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15">выбрасывать ч-л </text:span><text:span text:style-name="T16">(фр.гл.) </text:span><text:span text:style-name="T4">throw smth away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15">израсходовать </text:span><text:span text:style-name="T16">(фр.гл.) </text:span><text:span text:style-name="T4">run out of smth</text:span></text:p>
          </table:table-cell>
        </table:table-row>
        <table:table-row table:style-name="Таблица7.1">
          <table:table-cell table:style-name="Таблица7.A1" office:value-type="string">
            <text:p text:style-name="P9">пригодиться однажды <text:span text:style-name="T18">come in useful one day</text:span></text:p>
          </table:table-cell>
        </table:table-row>
        <table:table-row table:style-name="Таблица7.1">
          <table:table-cell table:style-name="Таблица7.A1" office:value-type="string">
            <text:p text:style-name="P9">занимать много места <text:span text:style-name="T18">take up a lot of space</text:span></text:p>
          </table:table-cell>
        </table:table-row>
        <table:table-row table:style-name="Таблица7.1">
          <table:table-cell table:style-name="Таблица7.A1" office:value-type="string">
            <text:p text:style-name="P9">Сарай <text:span text:style-name="T18">shed</text:span></text:p>
          </table:table-cell>
        </table:table-row>
        <table:table-row table:style-name="Таблица7.1">
          <table:table-cell table:style-name="Таблица7.A1" office:value-type="string">
            <text:p text:style-name="P9">относящийся (к-то времени)<text:span text:style-name="T18">going back to some date</text:span></text:p>
          </table:table-cell>
        </table:table-row>
        <table:table-row table:style-name="Таблица7.1">
          <table:table-cell table:style-name="Таблица7.A1" office:value-type="string">
            <text:p text:style-name="P12">CB, ex. 7, p. 41</text:p>
          </table:table-cell>
        </table:table-row>
        <table:table-row table:style-name="Таблица7.1">
          <table:table-cell table:style-name="Таблица7.A1" office:value-type="string">
            <text:p text:style-name="P9">чувствовать себя как дома <text:span text:style-name="T18">feel at home</text:span></text:p>
          </table:table-cell>
        </table:table-row>
        <table:table-row table:style-name="Таблица7.1">
          <table:table-cell table:style-name="Таблица7.A1" office:value-type="string">
            <text:p text:style-name="P9">привыкнуть к ч-л <text:span text:style-name="T18">be used to doing smth</text:span></text:p>
          </table:table-cell>
        </table:table-row>
        <table:table-row table:style-name="Таблица7.1">
          <table:table-cell table:style-name="Таблица7.A1" office:value-type="string">
            <text:p text:style-name="P9">(набиты) как сельди в бочке <text:span text:style-name="T18">be packed like sardines</text:span></text:p>
          </table:table-cell>
        </table:table-row>
        <table:table-row table:style-name="Таблица7.1">
          <table:table-cell table:style-name="Таблица7.A1" office:value-type="string">
            <text:p text:style-name="P9">знать как свои пять пальцев <text:span text:style-name="T18">know smth like the back of one's hand</text:span></text:p>
          </table:table-cell>
        </table:table-row>
        <table:table-row table:style-name="Таблица7.1">
          <table:table-cell table:style-name="Таблица7.A1" office:value-type="string">
            <text:p text:style-name="P9">быть знакомым с к-л/ ч-л <text:span text:style-name="T18">be familiar with sb/smth</text:span></text:p>
          </table:table-cell>
        </table:table-row>
        <table:table-row table:style-name="Таблица7.1">
          <table:table-cell table:style-name="Таблица7.A1" office:value-type="string">
            <text:p text:style-name="P9">быть новичком где-л <text:span text:style-name="T18">be new to a place</text:span></text:p>
          </table:table-cell>
        </table:table-row>
        <table:table-row table:style-name="Таблица7.1">
          <table:table-cell table:style-name="Таблица7.A1" office:value-type="string">
            <text:p text:style-name="P9">Пригород <text:span text:style-name="T18">suburbs</text:span></text:p>
          </table:table-cell>
        </table:table-row>
        <table:table-row table:style-name="Таблица7.1">
          <table:table-cell table:style-name="Таблица7.A1" office:value-type="string">
            <text:p text:style-name="P9">поселиться; остепениться <text:span text:style-name="T18">settle down</text:span></text:p>
          </table:table-cell>
        </table:table-row>
        <table:table-row table:style-name="Таблица7.1">
          <table:table-cell table:style-name="Таблица7.A1" office:value-type="string">
            <text:p text:style-name="P9">Постоянный <text:span text:style-name="T18">permanent</text:span></text:p>
          </table:table-cell>
        </table:table-row>
        <table:table-row table:style-name="Таблица7.1">
          <table:table-cell table:style-name="Таблица7.A1" office:value-type="string">
            <text:p text:style-name="P9">все обыскать (о месте) <text:span text:style-name="T18">look all over the place</text:span></text:p>
          </table:table-cell>
        </table:table-row>
        <table:table-row table:style-name="Таблица7.1">
          <table:table-cell table:style-name="Таблица7.A1" office:value-type="string">
            <text:p text:style-name="P12">CB, ex. 9 (track 4.11), p. 41 </text:p>
          </table:table-cell>
        </table:table-row>
        <table:table-row table:style-name="Таблица7.1">
          <table:table-cell table:style-name="Таблица7.A1" office:value-type="string">
            <text:p text:style-name="P9">иметь потрясающий вид из окна <text:span text:style-name="T18">have got a fantastic view from the window</text:span></text:p>
          </table:table-cell>
        </table:table-row>
        <table:table-row table:style-name="Таблица7.1">
          <table:table-cell table:style-name="Таблица7.A1" office:value-type="string">
            <text:p text:style-name="P9">быть на верхнем этаже <text:span text:style-name="T18">be on top floor</text:span></text:p>
          </table:table-cell>
        </table:table-row>
        <table:table-row table:style-name="Таблица7.1">
          <table:table-cell table:style-name="Таблица7.A1" office:value-type="string">
            <text:p text:style-name="P9">Чувствуйте себя как дома <text:span text:style-name="T18">make yourself at home</text:span></text:p>
          </table:table-cell>
        </table:table-row>
        <table:table-row table:style-name="Таблица7.1">
          <table:table-cell table:style-name="Таблица7.A1" office:value-type="string">
            <text:p text:style-name="P9">Присаживайтесь. <text:span text:style-name="T18">Have a seat</text:span></text:p>
          </table:table-cell>
        </table:table-row>
        <table:table-row table:style-name="Таблица7.1">
          <table:table-cell table:style-name="Таблица7.A1" office:value-type="string">
            <text:p text:style-name="P9">взять отгул, отпроситься с работы <text:span text:style-name="T18">take some time off work</text:span></text:p>
          </table:table-cell>
        </table:table-row>
        <table:table-row table:style-name="Таблица7.1">
          <table:table-cell table:style-name="Таблица7.A1" office:value-type="string">
            <text:p text:style-name="P9">избавиться от к-л/ ч-л <text:span text:style-name="T18">get rid of sb/smth</text:span></text:p>
          </table:table-cell>
        </table:table-row>
        <table:table-row table:style-name="Таблица7.1">
          <table:table-cell table:style-name="Таблица7.A1" office:value-type="string">
            <text:p text:style-name="P9">помочь к-л <text:span text:style-name="T18">give sb a hand</text:span></text:p>
          </table:table-cell>
        </table:table-row>
        <table:table-row table:style-name="Таблица7.1">
          <table:table-cell table:style-name="Таблица7.A1" office:value-type="string">
            <text:p text:style-name="P9">иметь много места<text:span text:style-name="T18"> have got a lot of room</text:span></text:p>
          </table:table-cell>
        </table:table-row>
        <table:table-row table:style-name="Таблица7.1">
          <table:table-cell table:style-name="Таблица7.A1" office:value-type="string">
            <text:p text:style-name="P12">CB, ex. 10, p. 41</text:p>
          </table:table-cell>
        </table:table-row>
        <table:table-row table:style-name="Таблица7.1">
          <table:table-cell table:style-name="Таблица7.A1" office:value-type="string">
            <text:p text:style-name="P9">быть в беспорядке <text:span text:style-name="T18">be in a mess</text:span></text:p>
          </table:table-cell>
        </table:table-row>
      </table:table>
      <text:p text:style-name="P11"/>
      <text:p text:style-name="P6"><text:span text:style-name="T3">4.3.2 </text:span><text:span text:style-name="T21">Fill in the gaps with a proper preposition/particle.</text:span></text:p>
      <text:p text:style-name="P17"/>
      <text:p text:style-name="P6"><text:span text:style-name="T23">1. I've run out </text:span><text:span text:style-name="T12">___out__</text:span><text:span text:style-name="T23">plans.</text:span></text:p>
      <text:p text:style-name="P6"><text:span text:style-name="T23">2. She's taken some time </text:span><text:span text:style-name="T12">__off___</text:span><text:span text:style-name="T23">work after what happened the other day.</text:span></text:p>
      <text:p text:style-name="P6"><text:span text:style-name="T5">3. </text:span><text:span text:style-name="T8">That old chair should be thrown </text:span><text:span text:style-name="T12">_away____</text:span><text:span text:style-name="T8">.</text:span></text:p>
      <text:p text:style-name="P6"><text:span text:style-name="T5">4. The nurses' rooms are </text:span><text:span text:style-name="T12">___on__</text:span><text:span text:style-name="T5">the top floor.</text:span></text:p>
      <text:p text:style-name="P6"><text:span text:style-name="T5">5. </text:span><text:span text:style-name="T8">The room was </text:span><text:span text:style-name="T12">___in__</text:span><text:span text:style-name="Strong_20_Emphasis"><text:span text:style-name="T14">a mess</text:span></text:span><text:span text:style-name="T8">.</text:span></text:p>
      <text:p text:style-name="P6"><text:span text:style-name="T5">6. </text:span><text:span text:style-name="T8">Are you familiar </text:span><text:span text:style-name="T12">___with__</text:span><text:span text:style-name="T8">the computer software they use?</text:span></text:p>
      <text:p text:style-name="P6"><text:span text:style-name="T5">7. </text:span><text:span text:style-name="T8">I can't get rid </text:span><text:span text:style-name="T12">__of___</text:span><text:span text:style-name="T8">this headache.</text:span></text:p>
      <text:p text:style-name="P17"><text:soft-page-break/></text:p>
      <text:p text:style-name="P19">4.3.3 Fill in the gaps with the words from the table.</text:p>
      <text:p text:style-name="P11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15"/>
          </table:table-cell>
          <table:table-cell table:style-name="Таблица8.A1" office:value-type="string">
            <text:p text:style-name="P15"/>
          </table:table-cell>
          <table:table-cell table:style-name="Таблица8.A1" office:value-type="string">
            <text:p text:style-name="P18"/>
          </table:table-cell>
          <table:table-cell table:style-name="Таблица8.D1" office:value-type="string">
            <text:p text:style-name="P15"/>
          </table:table-cell>
        </table:table-row>
        <table:table-row table:style-name="Таблица8.1">
          <table:table-cell table:style-name="Таблица8.A1" office:value-type="string">
            <text:p text:style-name="P15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5"/>
          </table:table-cell>
          <table:table-cell table:style-name="Таблица8.D1" office:value-type="string">
            <text:p text:style-name="P18"/>
          </table:table-cell>
        </table:table-row>
      </table:table>
      <text:p text:style-name="P11"/>
      <text:p text:style-name="P6"><text:span text:style-name="T5">1. A </text:span><text:span text:style-name="T12">__shed___</text:span><text:span text:style-name="T5">is </text:span><text:span text:style-name="T7">a small simple building, usually built of wood or metal, used for keeping things in.</text:span></text:p>
      <text:p text:style-name="P6"><text:span text:style-name="T5">2. S</text:span><text:span text:style-name="T6">he was unable to find a </text:span><text:span text:style-name="T12">___permanent__</text:span><text:span text:style-name="T6">job.</text:span></text:p>
      <text:p text:style-name="P6"><text:span text:style-name="T5">3. Jesus, George, </text:span><text:span text:style-name="T12">_give us a hand____</text:span><text:span text:style-name="T5">!</text:span></text:p>
      <text:p text:style-name="P6"><text:span text:style-name="T5">4. "Please </text:span><text:span text:style-name="T12">___have a seat__</text:span><text:span text:style-name="T5">," he said.</text:span></text:p>
      <text:p text:style-name="P6"><text:span text:style-name="T5">5. </text:span><text:span text:style-name="T6">The prisoners used to </text:span><text:span text:style-name="T12">__hoard___</text:span><text:span text:style-name="T6">scraps of food in secret places.</text:span></text:p>
      <text:p text:style-name="P6"><text:span text:style-name="T5">6. </text:span><text:span text:style-name="T8">I’m a terrible </text:span><text:span text:style-name="T12">_hoarder____</text:span><text:span text:style-name="T8">of junk. I hate throwing things away.</text:span></text:p>
      <text:p text:style-name="P6"><text:span text:style-name="T5">7. The eye is enormous, but the pupil (</text:span><text:span text:style-name="T16">зрачок</text:span><text:span text:style-name="T5">) </text:span><text:span text:style-name="T12">__takes up a lot of space___</text:span><text:span text:style-name="T5">.</text:span></text:p>
      <text:p text:style-name="P6"><text:span text:style-name="T5">8. </text:span><text:span text:style-name="T6">For a child from the</text:span><text:span text:style-name="T12">___suburbs__</text:span><text:span text:style-name="T6">, a trip to the city was a great adventure.</text:span></text:p>
      <text:p text:style-name="P14"/>
      <text:p text:style-name="P19">4.3.4 Translate from Russian into English using active vocabulary.</text:p>
      <text:p text:style-name="P14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20"><text:span text:style-name="T25">1. Пассажиры </text:span><text:span text:style-name="T26">набиты</text:span><text:span text:style-name="T25"> в городские автобусы </text:span><text:span text:style-name="T26">как сельди в бочке.</text:span></text:p>
          </table:table-cell>
        </table:table-row>
        <table:table-row table:style-name="Таблица9.1">
          <table:table-cell table:style-name="Таблица9.A1" office:value-type="string">
            <text:p text:style-name="P20"><text:span text:style-name="T25">2. И я полагаю, ты внезапно решил найти </text:span><text:span text:style-name="T26">постоянную </text:span><text:span text:style-name="T25">работу, жениться и </text:span><text:span text:style-name="T26">остепениться</text:span><text:span text:style-name="T25">.</text:span></text:p>
          </table:table-cell>
        </table:table-row>
        <table:table-row table:style-name="Таблица9.1">
          <table:table-cell table:style-name="Таблица9.A1" office:value-type="string">
            <text:p text:style-name="P20"><text:span text:style-name="T25">3.Вы здесь </text:span><text:span text:style-name="T26">новичок</text:span><text:span text:style-name="T25">? </text:span><text:span text:style-name="T26">Присаживайтесь</text:span><text:span text:style-name="T25"> и <text:s/></text:span><text:span text:style-name="T26">чувствуйте себя как дома.</text:span></text:p>
          </table:table-cell>
        </table:table-row>
        <table:table-row table:style-name="Таблица9.1">
          <table:table-cell table:style-name="Таблица9.A1" office:value-type="string">
            <text:p text:style-name="P20"><text:span text:style-name="T25">4. Вчера я </text:span><text:span text:style-name="T26">все обыскал</text:span><text:span text:style-name="T25">, но так и не нашел свои очки. Ты можешь </text:span><text:span text:style-name="T26">мне помочь</text:span><text:span text:style-name="T25">?</text:span></text:p>
          </table:table-cell>
        </table:table-row>
        <table:table-row table:style-name="Таблица9.1">
          <table:table-cell table:style-name="Таблица9.A1" office:value-type="string">
            <text:p text:style-name="P20"><text:span text:style-name="T23">5</text:span><text:span text:style-name="T25">. Мы </text:span><text:span text:style-name="T26">привыкли</text:span><text:span text:style-name="T25"> быть терпеливыми.</text:span></text:p>
          </table:table-cell>
        </table:table-row>
        <table:table-row table:style-name="Таблица9.1">
          <table:table-cell table:style-name="Таблица9.A1" office:value-type="string">
            <text:p text:style-name="P20"><text:span text:style-name="T25">6. Этот </text:span><text:span text:style-name="T26">барахольщик</text:span><text:span text:style-name="T25"> никогда ничего </text:span><text:span text:style-name="T26">не выкидывал</text:span><text:span text:style-name="T25">, но складывал вещи в </text:span><text:span text:style-name="T26">сарай</text:span><text:span text:style-name="T25">, полагая, что когда-</text:span><text:span text:style-name="T26">нибудь они ему пригодятся</text:span><text:span text:style-name="T25">.</text:span></text:p>
          </table:table-cell>
        </table:table-row>
        <table:table-row table:style-name="Таблица9.1">
          <table:table-cell table:style-name="Таблица9.A1" office:value-type="string">
            <text:p text:style-name="P20"><text:span text:style-name="T25">7.</text:span><text:span text:style-name="T26">Вам знакомо</text:span><text:span text:style-name="T25"> это место? – Я </text:span><text:span text:style-name="T26">знаю его как свои пять пальцев.</text:span></text:p>
          </table:table-cell>
        </table:table-row>
        <table:table-row table:style-name="Таблица9.1">
          <table:table-cell table:style-name="Таблица9.A1" office:value-type="string">
            <text:list xml:id="list4438241009993495515" text:style-name="L7">
              <text:list-item>
                <text:p text:style-name="P38"><text:span text:style-name="T25">Он живет в </text:span><text:span text:style-name="T26">пригороде</text:span><text:span text:style-name="T25"> в квартире </text:span><text:span text:style-name="T26">на верхнем этаже</text:span><text:span text:style-name="T25"> </text:span><text:span text:style-name="T26">с потрясающим видом из окна</text:span><text:span text:style-name="T25">. Этот дом </text:span><text:span text:style-name="T26">относится </text:span><text:span text:style-name="T25">к началу </text:span><text:span text:style-name="T23">20</text:span><text:span text:style-name="T25"> века.</text:span></text:p>
                <text:p text:style-name="P41"/>
              </text:list-item>
            </text:list>
          </table:table-cell>
        </table:table-row>
      </table:table>
      <text:list xml:id="list4653248118795549534" text:style-name="L8">
        <text:list-item>
          <text:p text:style-name="P47">Passengers are packed on city buses like sardines in a barrel.<text:line-break/>2 And I assume you've suddenly decided to get a permanent job, get married, and settle down.<text:line-break/>3.Are you new here? Have a seat and make yourself at home.<text:line-break/>4. I looked all over yesterday, but I still couldn't find my glasses. Can you give me a hand?<text:line-break/>5. We are used to being patient.<text:line-break/>6 This hoarder never threw anything away, but he put things in the shed, figuring they would come in useful one day.<text:line-break/>7.Do you familiar with this place? - I know it like the back of my hand.<text:line-break/>8. He lives in the suburbs in a top floor apartment with an amazing view from the window. This house goes back to the early 20th century.</text:p>
        </text:list-item>
      </text:list>
      <text:p text:style-name="P14"/>
      <text:p text:style-name="P16">Ткачева:</text:p>
      <text:list xml:id="list4115558569698162204" text:style-name="L9">
        <text:list-item>
          <text:p text:style-name="P45">Давление, оказываемое на поршень, было постоянным.<text:line-break/>23. Необходимо подробно рассмотреть полученное уравнение.<text:line-break/>24. Величина ускорения зависит от приложенной силы.<text:line-break/>25. Каким соотношениям подчиняется газ, поддерживаемый при постоянном давлении?<text:line-break/>26. Первоначальное состояние газа, описанное в абонементе i, является полностью произвольным.<text:line-break/>27. Единственный способ улучшить полученные результаты - использовать современное <text:soft-page-break/>оборудование.<text:line-break/>28. В пределе низкого давления соответствующий газ подчиняется трем хорошо известным соотношениям.<text:line-break/>29. Процедура, принятая Вами в этой работе, менее удобна, чем та, которая использовалась в более ранних экспериментах.<text:line-break/>30. Универсальная газовая константа, обозначенная символом R, не зависит от химической природы газа.<text:line-break/>31. Лекция, за которой последовал эксперимент, была интересна.<text:line-break/>32. Результаты, на которые ссылаются в статье, очень точные.<text:line-break/>33. Мы должны обсудить уже упомянутые результаты.<text:line-break/>34. В своей работе он много говорил о новом методе.<text:line-break/>35. Книга, упомянутая в этой работе, была написана в прошлом году.<text:line-break/>36. Эксперимент, о котором много говорили, проводился в нашей лаборатории.<text:line-break/>37. Вы должны были рассмотреть уравнение, упомянутое выше.<text:line-break/>38. Эксперимент, о котором говорилось выше, можно легко провести.<text:line-break/>39. Процедуры, использованные в этой работе, дали точные результаты.<text:line-break/>40. Метод, использованный этим физиком, был комлицирован.<text:line-break/>41. Повышение температуры с последующим расширением объема было неожиданным.<text:line-break/>42. Рассматриваемая работа касалась новых методов исследования.<text:line-break/><text:line-break/>Рукина:</text:p>
          <text:p text:style-name="P45">1. Аэродинамика, связанная с проблемой входа в атмосферу, заключается в том, чтобы уделять много времени траекториям полета.<text:line-break/>2. Нашей целью было лечение атмосферного поглощения, о котором шла речь в последнем выпуске журнала.<text:line-break/>3. На симпозиуме будут представлены все доклады, посвященные биологическим аппектам космических полетов.<text:line-break/>4. Очевидно, что данный феномент происходит из-за эффекта Доплера.<text:line-break/>5. Реакции с участием более чем одного нейтрино, как правило, протекают крайне медленно.<text:line-break/>6. Характер поглощения зависит от вещества.<text:line-break/>7. Профессор Н., следуя новому аналитическому подходу к проблеме, показал ее важность по сравнению с той, которая использовалась до сих пор.<text:line-break/>8. Эти соединения могут быть приготовлены методами, применяемыми в нашей лаборатории.<text:line-break/>9. Математический анализ, проводимый после эксперимента, обеспечивает лучшее понимание событий.<text:line-break/>10. Путь, по которому движется снаряд, называется его траекторией.<text:line-break/>11. Теоретическая разработка, следующая за экспериментом, касается столкновений легких и тяжелых частиц.<text:line-break/></text:p>
        </text:list-item>
      </text:list>
      <text:p text:style-name="P1"/>
      <text:p text:style-name="P1">4.4 Speaking and writing</text:p>
      <text:p text:style-name="P2">4.4.1 Find the equivalents of the following words and phrases.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12">CB, ex. 1, p. 42</text:p>
          </table:table-cell>
        </table:table-row>
        <table:table-row table:style-name="Таблица10.1">
          <table:table-cell table:style-name="Таблица10.A1" office:value-type="string">
            <text:p text:style-name="P9">Узкий <text:span text:style-name="T18">narrow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быть окруженным ч-л <text:span text:style-name="T18">be surrounded by smth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лучший вид на ч-л <text:span text:style-name="T18">the best view of smth</text:span>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9">Луг <text:span text:style-name="T18">meadow</text:span></text:p>
          </table:table-cell>
        </table:table-row>
        <table:table-row table:style-name="Таблица10.1">
          <table:table-cell table:style-name="Таблица10.A1" office:value-type="string">
            <text:p text:style-name="P9">Средневековый <text:span text:style-name="T18">medieval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Прогуливаться <text:span text:style-name="T18">stroll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пропускать, упускать <text:span text:style-name="T18">miss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очаровательный, пленительный<text:span text:style-name="T18"> fascinating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Древний <text:span text:style-name="T18">antique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Медный <text:span text:style-name="T18">brass</text:span></text:p>
          </table:table-cell>
        </table:table-row>
        <table:table-row table:style-name="Таблица10.12">
          <table:table-cell table:style-name="Таблица10.A1" office:value-type="string">
            <text:p text:style-name="P7"><text:span text:style-name="T15">остановиться в пути </text:span><text:span text:style-name="T16">(фр.гл.) </text:span><text:span text:style-name="T4">stop off at some place</text:span></text:p>
          </table:table-cell>
        </table:table-row>
        <table:table-row table:style-name="Таблица10.1">
          <table:table-cell table:style-name="Таблица10.A1" office:value-type="string">
            <text:p text:style-name="P9">сельскохозяйственные продукты <text:span text:style-name="T18">produce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CB, ex. 5 (tracks 4.12 – 4.14), p. 43</text:p>
          </table:table-cell>
        </table:table-row>
        <table:table-row table:style-name="Таблица10.1">
          <table:table-cell table:style-name="Таблица10.A1" office:value-type="string">
            <text:p text:style-name="P9">марка, модель ч-л <text:span text:style-name="T18">a make of smth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подвал, первый этаж <text:span text:style-name="T18">basement</text:span></text:p>
          </table:table-cell>
        </table:table-row>
        <table:table-row table:style-name="Таблица10.1">
          <table:table-cell table:style-name="Таблица10.A1" office:value-type="string">
            <text:p text:style-name="P9">рабочие часы <text:span text:style-name="T18">the opening hours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Полотенце <text:span text:style-name="T18">towel</text:span>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15">подобрать, забрать к-л/ ч-л </text:span><text:span text:style-name="T16">(фр.гл.) </text:span><text:span text:style-name="T4">pick up smth</text:span></text:p>
          </table:table-cell>
        </table:table-row>
        <table:table-row table:style-name="Таблица10.1">
          <table:table-cell table:style-name="Таблица10.A1" office:value-type="string">
            <text:p text:style-name="P9">Ценить <text:span text:style-name="T18">appreciate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CB, ex. 9, p. 43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15">выписаться из гостиницы </text:span><text:span text:style-name="T16">(фр.гл.) </text:span><text:span text:style-name="T4">check out of one's hotel room</text:span></text:p>
          </table:table-cell>
        </table:table-row>
        <table:table-row table:style-name="Таблица10.1">
          <table:table-cell table:style-name="Таблица10.A1" office:value-type="string">
            <text:p text:style-name="P9">Столовая <text:span text:style-name="T18">canteen</text:span></text:p>
          </table:table-cell>
        </table:table-row>
        <table:table-row table:style-name="Таблица10.1">
          <table:table-cell table:style-name="Таблица10.A1" office:value-type="string">
            <text:p text:style-name="P9">запрос, вопрос <text:span text:style-name="T18">enquiry</text:span></text:p>
          </table:table-cell>
        </table:table-row>
      </table:table>
      <text:p text:style-name="P10"/>
      <text:p text:style-name="P6"><text:span text:style-name="T3">4.4.2 </text:span><text:span text:style-name="T21">Fill in the gaps with a proper preposition/particle.</text:span></text:p>
      <text:p text:style-name="P17"/>
      <text:p text:style-name="P6"><text:span text:style-name="T5">1. </text:span><text:span text:style-name="T8">Guests should check </text:span><text:span text:style-name="T12">___out__</text:span><text:span text:style-name="T8">of their rooms by noon.</text:span></text:p>
      <text:p text:style-name="P6"><text:span text:style-name="T5">2. </text:span><text:span text:style-name="T8">The book gives readers an inside view </text:span><text:span text:style-name="T12">__of___</text:span><text:span text:style-name="T8">political life.</text:span></text:p>
      <text:p text:style-name="P6"><text:span text:style-name="T5">3. </text:span><text:span text:style-name="T8">Try to stop </text:span><text:span text:style-name="T12">__off___</text:span><text:span text:style-name="T8">for at least an hour to explore the medieval town.</text:span></text:p>
      <text:p text:style-name="P6"><text:span text:style-name="T5">4. </text:span><text:span text:style-name="T8">I picked </text:span><text:span text:style-name="T12">___up__</text:span><text:span text:style-name="T8">my coat from the cleaners.</text:span></text:p>
      <text:p text:style-name="P6"><text:span text:style-name="T5">5. </text:span><text:span text:style-name="T6">The lake is surrounded </text:span><text:span text:style-name="T12">__by___</text:span><text:span text:style-name="T6">trees.</text:span></text:p>
      <text:p text:style-name="P17"/>
      <text:p text:style-name="P19">4.4.3 Fill in the gaps with the words from the table.</text:p>
      <text:p text:style-name="P1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15">strolling</text:p>
          </table:table-cell>
          <table:table-cell table:style-name="Таблица11.A1" office:value-type="string">
            <text:p text:style-name="P15">towels</text:p>
          </table:table-cell>
          <table:table-cell table:style-name="Таблица11.C1" office:value-type="string">
            <text:p text:style-name="P18">antique</text:p>
          </table:table-cell>
        </table:table-row>
        <table:table-row table:style-name="Таблица11.1">
          <table:table-cell table:style-name="Таблица11.A1" office:value-type="string">
            <text:p text:style-name="P15">opening hours</text:p>
          </table:table-cell>
          <table:table-cell table:style-name="Таблица11.A1" office:value-type="string">
            <text:p text:style-name="P15">canteen</text:p>
          </table:table-cell>
          <table:table-cell table:style-name="Таблица11.C1" office:value-type="string">
            <text:p text:style-name="P15">basement</text:p>
          </table:table-cell>
        </table:table-row>
      </table:table>
      <text:p text:style-name="P14"/>
      <text:p text:style-name="P6"><text:span text:style-name="T23">1. I want an </text:span><text:span text:style-name="T12">_____</text:span><text:span text:style-name="T23">form, a Greek outline.</text:span></text:p>
      <text:p text:style-name="P6"><text:span text:style-name="T23">2. Next morning they rang through from the </text:span><text:span text:style-name="T12">_____</text:span><text:span text:style-name="T23">to say that Mr Fennell was on the telephone.</text:span></text:p>
      <text:p text:style-name="P6"><text:span text:style-name="T23">3. Ask the </text:span><text:span text:style-name="T12">_____</text:span><text:span text:style-name="T23">for some frozen peas.</text:span></text:p>
      <text:p text:style-name="P6"><text:span text:style-name="T5">4. </text:span><text:span text:style-name="T8">The museum has extended its </text:span><text:span text:style-name="T12">_____</text:span><text:span text:style-name="T8">.</text:span></text:p>
      <text:p text:style-name="P6"><text:span text:style-name="T5">5. S</text:span><text:span text:style-name="T6">everal </text:span><text:span text:style-name="T12">_____</text:span><text:span text:style-name="T6">hung over the side of the bath.</text:span></text:p>
      <text:p text:style-name="P6"><text:span text:style-name="T5">6. </text:span><text:span text:style-name="T8">People were </text:span><text:span text:style-name="T12">_____</text:span><text:span text:style-name="T8">along the beach.</text:span></text:p>
      <text:p text:style-name="P14"/>
      <text:p text:style-name="P19">4.4.4 Translate from Russian into English using active vocabulary.</text:p>
      <text:p text:style-name="P11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20"><text:span text:style-name="T25">1. Честное слово, я очень это </text:span><text:span text:style-name="T26">ценю</text:span><text:span text:style-name="T25">, правда!</text:span></text:p>
          </table:table-cell>
        </table:table-row>
        <table:table-row table:style-name="Таблица12.1">
          <table:table-cell table:style-name="Таблица12.A1" office:value-type="string">
            <text:p text:style-name="P20"><text:span text:style-name="T25">2. Ему нравилось </text:span><text:span text:style-name="T26">прогуливаться </text:span><text:span text:style-name="T25">по </text:span><text:span text:style-name="T26">узкой </text:span><text:span text:style-name="T25">тропе (</text:span><text:span text:style-name="T23">path</text:span><text:span text:style-name="T25">) по направлению к </text:span><text:span text:style-name="T26">лугу</text:span><text:span text:style-name="T25">, </text:span><text:span text:style-name="T26">окруженному</text:span><text:span text:style-name="T25"> высокими деревьями.</text:span></text:p>
          </table:table-cell>
        </table:table-row>
        <table:table-row table:style-name="Таблица12.1">
          <table:table-cell table:style-name="Таблица12.A1" office:value-type="string">
            <text:p text:style-name="P20"><text:span text:style-name="T25">3. </text:span><text:span text:style-name="T26">Столовая </text:span><text:span text:style-name="T25">и магазин, торгующий местными </text:span><text:span text:style-name="T26">сельхозпродуктами</text:span><text:span text:style-name="T25">, находятся в </text:span><text:span text:style-name="T26">подвале</text:span><text:span text:style-name="T25"> этого здания. Но я не знаю </text:span><text:span text:style-name="T26">часы их работы.</text:span></text:p>
          </table:table-cell>
        </table:table-row>
        <table:table-row table:style-name="Таблица12.1">
          <table:table-cell table:style-name="Таблица12.A1" office:value-type="string">
            <text:p text:style-name="P20"><text:span text:style-name="T25">4. Мы собираемся </text:span><text:span text:style-name="T26">остановиться</text:span><text:span text:style-name="T25"> в этой гостинице по пути к </text:span><text:span text:style-name="T26">средневековому</text:span><text:span text:style-name="T25"> городу.</text:span></text:p>
          </table:table-cell>
        </table:table-row>
        <table:table-row table:style-name="Таблица12.1">
          <table:table-cell table:style-name="Таблица12.A1" office:value-type="string">
            <text:p text:style-name="P20"><text:span text:style-name="T25">5. Здесь никто не способен ответить на совершенно простой </text:span><text:span text:style-name="T26">вопрос</text:span><text:span text:style-name="T25">?</text:span></text:p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20"><text:span text:style-name="T25">6. Это была </text:span><text:span text:style-name="T17">очаровательная</text:span><text:span text:style-name="T25"> конструкция (</text:span><text:span text:style-name="T23">device</text:span><text:span text:style-name="T25">), составленная из шести вращающихся </text:span><text:span text:style-name="T25">цилиндров, сверкающая </text:span><text:span text:style-name="T26">медью</text:span><text:span text:style-name="T25"> и стеклом.</text:span></text:p>
          </table:table-cell>
        </table:table-row>
        <table:table-row table:style-name="Таблица12.1">
          <table:table-cell table:style-name="Таблица12.A1" office:value-type="string">
            <text:p text:style-name="P20"><text:span text:style-name="T25">7. Ты знаешь </text:span><text:span text:style-name="T26">марку</text:span><text:span text:style-name="T25"> этого </text:span><text:span text:style-name="T26">древнего </text:span><text:span text:style-name="T25">автомобиля?</text:span></text:p>
          </table:table-cell>
        </table:table-row>
        <table:table-row table:style-name="Таблица12.1">
          <table:table-cell table:style-name="Таблица12.A1" office:value-type="string">
            <text:p text:style-name="P20"><text:span text:style-name="T25">8. Через минуту будет </text:span><text:span text:style-name="T26">лучший вид на город</text:span><text:span text:style-name="T25">. Не </text:span><text:span text:style-name="T26">пропустите </text:span><text:span text:style-name="T25">его!</text:span></text:p>
          </table:table-cell>
        </table:table-row>
      </table:table>
      <text:p text:style-name="P3"/>
      <text:list xml:id="list8846827557761359845" text:style-name="L10">
        <text:list-item>
          <text:p text:style-name="P25">Honestly, I really appreciate it, I really do!<text:line-break/>2. He liked to stroll along the narrow path (path) toward the meadow surrounded by tall trees.<text:line-break/>3. The canteen and the store that sells local produce are in the basement of this building. But I don't know their opening hours.<text:line-break/>4. We are going to stop off at this inn on our way to the medieval town.<text:line-break/>5. Is no one here capable of answering a perfectly simple enquiry?<text:line-break/>6. It was a fascinating structure (device) made up of six rotating cylinders, gleaming with brass and glass.<text:line-break/>7. Do you know the make of this ancient car?<text:line-break/>8. In a minute there will be the best view of the city. Don't miss it!</text:p>
        </text:list-item>
      </text:list>
      <text:p text:style-name="P4">Ткачева:</text:p>
      <text:list xml:id="list3380259538947461093" text:style-name="L11">
        <text:list-item>
          <text:p text:style-name="P31">Проводя эксперимент, мы заменили два старых устройства</text:p>
        </text:list-item>
        <text:list-item>
          <text:p text:style-name="P31">Выводя эту формулу, обращай внимание на использованный нижний индекс</text:p>
        </text:list-item>
        <text:list-item>
          <text:p text:style-name="P31">Оценивая импульсивную силу не забудь нарисовать график.</text:p>
        </text:list-item>
        <text:list-item>
          <text:p text:style-name="P31">Используя метрическую систему, ученые измеряют массу в граммах и объем в кубических сантиметрах</text:p>
        </text:list-item>
        <text:list-item>
          <text:p text:style-name="P31">Выражая проделанную работу, он использовал систему сгс.</text:p>
        </text:list-item>
        <text:list-item>
          <text:p text:style-name="P31">Говоря об энергии, мы можем упомянуть кинетическую и потенциальную энергии.</text:p>
        </text:list-item>
        <text:list-item>
          <text:p text:style-name="P31">Описывая конечное состояние газа, они использовали символ <text:span text:style-name="T18">f.</text:span></text:p>
        </text:list-item>
        <text:list-item>
          <text:p text:style-name="P31">Перемножая массу тела и скорость, мы должны получить его момент</text:p>
        </text:list-item>
        <text:list-item>
          <text:p text:style-name="P31">Превращая температуру, выраженную в градусах Цельсия, в градусы Кельвина, необходимо добавить 273.16 градусов</text:p>
        </text:list-item>
        <text:list-item>
          <text:p text:style-name="P31">Рассматривая движение планет, Кеплер определил три закона движения тел солнеченой системы</text:p>
        </text:list-item>
        <text:list-item>
          <text:p text:style-name="P31">Связав объем, давление и температуру одного моля газа, Клапейрон вывел уравнение идеального газа</text:p>
        </text:list-item>
        <text:list-item>
          <text:p text:style-name="P31">Уменьшая температуру, мы можем значительно изменить свойства многих материалов. Например, резина становится твердой примерно при 200 градусах Кельвина.</text:p>
        </text:list-item>
        <text:list-item>
          <text:p text:style-name="P31">Сопоставляя кинетическую энергию и импульс, мы замечаем, что импульс — вектор, а энергия — скалярная величина.</text:p>
        </text:list-item>
        <text:list-item>
          <text:p text:style-name="P31">Заменив старые приборы, мы продолжили наш эксперимент</text:p>
        </text:list-item>
        <text:list-item>
          <text:p text:style-name="P31"><text:soft-page-break/>Протестировав прибор при разных условиях, мы обнаружили, что он точен</text:p>
        </text:list-item>
        <text:list-item>
          <text:p text:style-name="P31">Проведя ряд исследований, Ньютон пришел к выводу, что движение планет зависит от силы гравитации.</text:p>
        </text:list-item>
        <text:list-item>
          <text:p text:style-name="P31">Закончив лабораторную работу, он рассмотрел результаты</text:p>
        </text:list-item>
        <text:list-item>
          <text:p text:style-name="P31">Предложив измерение температуры посредством расширения воздуха, Галилео изобрел термоскоп в 1592 году</text:p>
        </text:list-item>
        <text:list-item>
          <text:p text:style-name="P31">Проведя эксперимент, Микельсон в 1881 году обнаружил, что скорость света постоянна и не зависит от движения наблюдателя</text:p>
        </text:list-item>
        <text:list-item>
          <text:p text:style-name="P31">Обнаружив радиоактивность в 1896 году, Бескерел доказал, что все атомы не являются вечными</text:p>
        </text:list-item>
        <text:list-item>
          <text:p text:style-name="P31">Действие силы ускоряет тело</text:p>
        </text:list-item>
        <text:list-item>
          <text:p text:style-name="P31">При использовании в области высоких температур, этот счетчик может дать неточные результаты</text:p>
        </text:list-item>
        <text:list-item>
          <text:p text:style-name="P31">Использованный в условиях высоких температур, этот прибор дал неточные результаты</text:p>
        </text:list-item>
        <text:list-item>
          <text:p text:style-name="P31">Впервые представленная в 1791 метрическая система сделала многие измерения проще</text:p>
        </text:list-item>
        <text:list-item>
          <text:p text:style-name="P31">Разработанный в 1765 году газовый двигатель Ватта нашел свое применение в промышленности</text:p>
        </text:list-item>
      </text:list>
      <text:p text:style-name="P1">4.5 Video</text:p>
      <text:p text:style-name="P2">4.5.1 Find the equivalents of the following words and phrases.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12">CB, ex. 1, p. 44</text:p>
          </table:table-cell>
        </table:table-row>
        <table:table-row table:style-name="Таблица13.1">
          <table:table-cell table:style-name="Таблица13.A1" office:value-type="string">
            <text:p text:style-name="P7"><text:span text:style-name="T15">девелоперский</text:span><text:span text:style-name="T5"> </text:span><text:span text:style-name="T15">проект <text:s text:c="2"/></text:span><text:span text:style-name="T5">properly development project</text:span></text:p>
          </table:table-cell>
        </table:table-row>
        <table:table-row table:style-name="Таблица13.1">
          <table:table-cell table:style-name="Таблица13.A1" office:value-type="string">
            <text:p text:style-name="P9">экологически чистый, безопасный <text:span text:style-name="T18">environmentally friendly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передовая технология <text:span text:style-name="T18">cutting-edge technology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Videoscript (TB)</text:p>
          </table:table-cell>
        </table:table-row>
        <table:table-row table:style-name="Таблица13.1">
          <table:table-cell table:style-name="Таблица13.A1" office:value-type="string">
            <text:p text:style-name="P9">Проникновение <text:span text:style-name="T18">penetration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Окраина <text:span text:style-name="T18">outskirts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Плотность <text:span text:style-name="T18">density</text:span></text:p>
          </table:table-cell>
        </table:table-row>
        <table:table-row table:style-name="Таблица13.1">
          <table:table-cell table:style-name="Таблица13.A1" office:value-type="string">
            <text:p text:style-name="P9">работать над решением <text:span text:style-name="T18">work on a solution</text:span></text:p>
          </table:table-cell>
        </table:table-row>
        <table:table-row table:style-name="Таблица13.1">
          <table:table-cell table:style-name="Таблица13.A1" office:value-type="string">
            <text:p text:style-name="P9">Ряд <text:span text:style-name="T18">row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мусор, отходы <text:span text:style-name="T18">waste</text:span></text:p>
          </table:table-cell>
        </table:table-row>
        <table:table-row table:style-name="Таблица13.1">
          <table:table-cell table:style-name="Таблица13.A1" office:value-type="string">
            <text:p text:style-name="P9">урна, контейнер для мусора <text:span text:style-name="T18">bin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Мусоросборщик <text:span text:style-name="T18">rubbish track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образец, модель <text:span text:style-name="T18">template </text:span></text:p>
          </table:table-cell>
        </table:table-row>
        <table:table-row table:style-name="Таблица13.1">
          <table:table-cell table:style-name="Таблица13.A1" office:value-type="string">
            <text:p text:style-name="P9">оказаться успешным <text:span text:style-name="T18">prove successful</text:span></text:p>
          </table:table-cell>
        </table:table-row>
      </table:table>
      <text:p text:style-name="P17"/>
      <text:p text:style-name="P19">4.5.2 Fill in the gaps with the words from the table.</text:p>
      <text:p text:style-name="P14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15"/>
          </table:table-cell>
          <table:table-cell table:style-name="Таблица14.A1" office:value-type="string">
            <text:p text:style-name="P7"><text:span text:style-name="T9">Property</text:span><text:span text:style-name="T7"> </text:span><text:span text:style-name="T9">Development</text:span><text:span text:style-name="T7"> </text:span><text:span text:style-name="T9">Projects</text:span><text:span text:style-name="T7"> </text:span></text:p>
          </table:table-cell>
          <table:table-cell table:style-name="Таблица14.C1" office:value-type="string">
            <text:p text:style-name="P15"/>
          </table:table-cell>
        </table:table-row>
        <table:table-row table:style-name="Таблица14.1">
          <table:table-cell table:style-name="Таблица14.A1" office:value-type="string">
            <text:p text:style-name="P15"/>
          </table:table-cell>
          <table:table-cell table:style-name="Таблица14.A1" office:value-type="string">
            <text:p text:style-name="P15"/>
          </table:table-cell>
          <table:table-cell table:style-name="Таблица14.C1" office:value-type="string">
            <text:p text:style-name="P15"/>
          </table:table-cell>
        </table:table-row>
      </table:table>
      <text:p text:style-name="P14"/>
      <text:p text:style-name="P6"><text:soft-page-break/><text:span text:style-name="T5">1. </text:span><text:span text:style-name="T12">_PDP____</text:span><text:span text:style-name="T7"> is an interdisciplinary group that has years of experience and expertise in dealing </text:span><text:span text:style-name="T9">properties</text:span><text:span text:style-name="T7"> of various sizes.</text:span></text:p>
      <text:p text:style-name="P6"><text:span text:style-name="T5">2. Every year </text:span><text:span text:style-name="T12">__waste___</text:span><text:span text:style-name="T5">is collected, and dumps removed. </text:span></text:p>
      <text:p text:style-name="P6"><text:span text:style-name="T5">3. </text:span><text:span text:style-name="T6">Put the bottles in the recycling </text:span><text:span text:style-name="T12">__bin___</text:span><text:span text:style-name="T6">.</text:span></text:p>
      <text:p text:style-name="P6"><text:span text:style-name="T5">4. </text:span><text:span text:style-name="T8">Our aim is to achieve greater market </text:span><text:span text:style-name="T12">_penetration____</text:span><text:span text:style-name="T8">.</text:span></text:p>
      <text:p text:style-name="P6"><text:span text:style-name="T5">5. </text:span><text:span text:style-name="T8">Our seats are five </text:span><text:span text:style-name="T12">__rows___</text:span><text:span text:style-name="T8">from the front.</text:span></text:p>
      <text:p text:style-name="P6"><text:span text:style-name="T5">6. Your products developed with the </text:span><text:span text:style-name="T12">_cutting-edge technology____</text:span><text:span text:style-name="T5">. </text:span></text:p>
      <text:p text:style-name="P14"/>
      <text:p text:style-name="P19">4.5.3 Translate from Russian into English using active vocabulary.</text:p>
      <text:p text:style-name="P11"/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20"><text:span text:style-name="T25">1. Это значит, что ты </text:span><text:span text:style-name="T26">работаешь над решением, как применить эту передовую технологию</text:span><text:span text:style-name="T25">?</text:span></text:p>
          </table:table-cell>
        </table:table-row>
        <table:table-row table:style-name="Таблица15.1">
          <table:table-cell table:style-name="Таблица15.A1" office:value-type="string">
            <text:p text:style-name="P20"><text:span text:style-name="T25">2. В наши дни, автомобильная электроника используется, чтобы сделать машины более экономичными и более </text:span><text:span text:style-name="T17">экологически чистыми</text:span><text:span text:style-name="T25">.</text:span></text:p>
          </table:table-cell>
        </table:table-row>
        <table:table-row table:style-name="Таблица15.1">
          <table:table-cell table:style-name="Таблица15.A1" office:value-type="string">
            <text:p text:style-name="P20"><text:span text:style-name="T25">3. На </text:span><text:span text:style-name="T26">окраине</text:span><text:span text:style-name="T25"> города их остановили.</text:span></text:p>
          </table:table-cell>
        </table:table-row>
        <table:table-row table:style-name="Таблица15.1">
          <table:table-cell table:style-name="Таблица15.A1" office:value-type="string">
            <text:p text:style-name="P20"><text:span text:style-name="T25">4. Рядом с рядами синих </text:span><text:span text:style-name="T26">контейнеров</text:span><text:span text:style-name="T25">, наполненных </text:span><text:span text:style-name="T26">мусором</text:span><text:span text:style-name="T25">, стояла </text:span><text:span text:style-name="T26">машина-мусоросборщик.</text:span></text:p>
          </table:table-cell>
        </table:table-row>
        <table:table-row table:style-name="Таблица15.1">
          <table:table-cell table:style-name="Таблица15.A1" office:value-type="string">
            <text:p text:style-name="P20"><text:span text:style-name="T23">5. Газ достиг </text:span><text:span text:style-name="T24">плотности</text:span><text:span text:style-name="T23"> в 60%.</text:span></text:p>
          </table:table-cell>
        </table:table-row>
        <table:table-row table:style-name="Таблица15.1">
          <table:table-cell table:style-name="Таблица15.A1" office:value-type="string">
            <text:p text:style-name="P20"><text:span text:style-name="T25">6. Он использовал тебя, как </text:span><text:span text:style-name="T26">образец</text:span><text:span text:style-name="T25"> для создания формулы. И она </text:span><text:span text:style-name="T26">оказалась успешной</text:span><text:span text:style-name="T25">.</text:span></text:p>
          </table:table-cell>
        </table:table-row>
      </table:table>
      <text:p text:style-name="P3">1. does that mean you're working on a solution on how to apply this advanced technology?</text:p>
      <text:p text:style-name="P3">2. These days, car electronics are used to make cars more economical and more environmentally friendly.</text:p>
      <text:p text:style-name="P3">3. on the outskirts of town, they've been stopped.</text:p>
      <text:p text:style-name="P3">4. Next to the rows of blue containers filled with garbage, there was a garbage collector car.</text:p>
      <text:p text:style-name="P3">5. The gas reached a density of 60%.</text:p>
      <text:list xml:id="list7367835572778221765" text:style-name="L12">
        <text:list-item>
          <text:p text:style-name="P26">He used you as a sample to create a formula. And it was successful.</text:p>
        </text:list-item>
        <text:list-item>
          <text:p text:style-name="P26"/>
        </text:list-item>
      </text:list>
      <text:p text:style-name="P3"/>
      <text:p text:style-name="P3"/>
      <text:p text:style-name="P3"/>
      <text:p text:style-name="P3">LSP:</text:p>
      <text:p text:style-name="P3">Rukina p.43 ex.8</text:p>
      <text:list xml:id="list6117820680635134659" text:style-name="L13">
        <text:list-item>
          <text:p text:style-name="P27"><text:span text:style-name="T38">При входе в верхние слои атмосферы, заряженные частицы возбуждают молекулы воздуха, вызывая испускание света</text:span></text:p>
        </text:list-item>
        <text:list-item>
          <text:p text:style-name="P27"><text:span text:style-name="T38">При использовании осцилоскопа, мы можем исследовать электрические сигналы визуально.</text:span></text:p>
        </text:list-item>
        <text:list-item>
          <text:p text:style-name="P27"><text:span text:style-name="T38">При рассмотрении импульсной силы, студенты должны знать, что их модуль велик, однако они действуют очень короткое время</text:span></text:p>
        </text:list-item>
        <text:list-item>
          <text:p text:style-name="P27"><text:span text:style-name="T38">Молекула газа при соударении с быстро движущейся молекулой, может приобрести высокую скорость</text:span></text:p>
        </text:list-item>
        <text:list-item>
          <text:p text:style-name="P27"><text:soft-page-break/><text:span text:style-name="T38">При ускорении в сильном электриеском поле, каждый электро и ион получает достаточную энергию для ионизации других молекул.</text:span></text:p>
        </text:list-item>
      </text:list>
      <text:p text:style-name="P3"><text:span text:style-name="T38"/></text:p>
      <text:p text:style-name="P3">Rukina p.45 ex.11</text:p>
      <text:list xml:id="list8378184940011237806" text:style-name="L14">
        <text:list-item>
          <text:p text:style-name="P32">Эта математическая проблема, рассматриаваемая с другой точки зрения, оказалась достаточно простой</text:p>
        </text:list-item>
        <text:list-item>
          <text:p text:style-name="P32">Если рассматривать с другой точки зрения эту математическую проблему, то она оказывается очень простой</text:p>
        </text:list-item>
        <text:list-item>
          <text:p text:style-name="P32">Тело, помещенное в жидкость, вымещает вес жидкости, равный весу тела</text:p>
        </text:list-item>
        <text:list-item>
          <text:p text:style-name="P32">….</text:p>
        </text:list-item>
        <text:list-item>
          <text:p text:style-name="P32">Составное ядро, образовавшееся сразу после ядерного столкновения, имеет короткий жизненный цикл</text:p>
        </text:list-item>
        <text:list-item>
          <text:p text:style-name="P32">….</text:p>
        </text:list-item>
        <text:list-item>
          <text:p text:style-name="P32">Равные объемы всех газов, измеренных при одинаковой темпратуре и давлении, обладают одинаковым количеством молекул</text:p>
        </text:list-item>
        <text:list-item>
          <text:p text:style-name="P32">….</text:p>
        </text:list-item>
        <text:list-item>
          <text:p text:style-name="P32">Атом, подвергающийся внешним магнитным полем, может иметь разные состояния.</text:p>
        </text:list-item>
        <text:list-item>
          <text:p text:style-name="P32">….</text:p>
        </text:list-item>
      </text:list>
      <text:p text:style-name="P4"/>
      <text:p text:style-name="P3">Rukina p.47 ex.13</text:p>
      <text:list xml:id="list4787101956983845287" text:style-name="L15">
        <text:list-item>
          <text:p text:style-name="P28">Falling body gains kinetic energy while losing potential energy.</text:p>
        </text:list-item>
        <text:list-item>
          <text:p text:style-name="P28">Substituting these numbers into the equation, we determine the mean force.</text:p>
        </text:list-item>
        <text:list-item>
          <text:p text:style-name="P28">In the equation p is a symbol denoting the amount of motion.</text:p>
        </text:list-item>
        <text:list-item>
          <text:p text:style-name="P28">In our experiment, we used a device that converts thermal energy into electrical energy.</text:p>
        </text:list-item>
        <text:list-item>
          <text:p text:style-name="P28">The applied voltage is extremely high</text:p>
        </text:list-item>
        <text:list-item>
          <text:p text:style-name="P28">The results were discussed at the conference.</text:p>
        </text:list-item>
        <text:list-item>
          <text:p text:style-name="P28">What is the average force applied to the target on the side of the ball?</text:p>
        </text:list-item>
        <text:list-item>
          <text:p text:style-name="P28">By introducing a new term, the author explained its physical meaning.</text:p>
        </text:list-item>
        <text:list-item>
          <text:p text:style-name="P28">Having obtained the new substance, the scientist subjected it to radioactive analysis.</text:p>
        </text:list-item>
        <text:list-item>
          <text:p text:style-name="P28">The values measured now are very important to the final result.</text:p>
        </text:list-item>
        <text:list-item>
          <text:p text:style-name="P28">The new method used in the lab work will help students reduce errors.</text:p>
        </text:list-item>
        <text:list-item>
          <text:p text:style-name="P28">Force lines arising on positive charges must terminate on negative charges</text:p>
        </text:list-item>
        <text:list-item>
          <text:p text:style-name="P28"><text:soft-page-break/>Comparing the theoretical and experimental results, we see that they are in accordance with each other.</text:p>
        </text:list-item>
        <text:list-item>
          <text:p text:style-name="P28">Representing the electric field by means of field lines, we concentrate the lines where the strength is higher.</text:p>
        </text:list-item>
        <text:list-item>
          <text:p text:style-name="P28">By examining a mathematical model of the process, they drew interesting conclusions.</text:p>
        </text:list-item>
        <text:list-item>
          <text:p text:style-name="P28">The force experienced by a charged body at rest is due to the presence of an electric field at a given point.</text:p>
        </text:list-item>
      </text:list>
      <text:p text:style-name="P3"/>
      <text:p text:style-name="P3">Rukina p.46 ex.12</text:p>
      <text:list xml:id="list4285938909916346099" text:style-name="L16">
        <text:list-item>
          <text:p text:style-name="P29"><text:span text:style-name="T38">Второй закон Ньютона, выраженный в новой форме, верен для тел, движущихся со скоростями, близкими к скорости света</text:span></text:p>
        </text:list-item>
        <text:list-item>
          <text:p text:style-name="P29"><text:span text:style-name="T38">Если мы знаем число частиц, ударяющих мишень за каждую секунду, то мы можем определить среднюю скорость изменения импульса</text:span></text:p>
        </text:list-item>
        <text:list-item>
          <text:p text:style-name="P29"><text:span text:style-name="T38">Изучая вещества, мы увидели, что они постоянно меняют свои свойства</text:span></text:p>
        </text:list-item>
        <text:list-item>
          <text:p text:style-name="P29"><text:span text:style-name="T38">Начиная со станции, поезд постоянно набирает скорость</text:span></text:p>
        </text:list-item>
        <text:list-item>
          <text:p text:style-name="P29"><text:span text:style-name="T38">Специальный тип движения, встречающийся во многих ситуациях, связана с <text:s text:c="2"/>вибрации</text:span></text:p>
        </text:list-item>
        <text:list-item>
          <text:p text:style-name="P29"><text:span text:style-name="T38">Полученные средние данные были сопоставлены с исходными</text:span></text:p>
        </text:list-item>
        <text:list-item>
          <text:p text:style-name="P29"><text:span text:style-name="T38">Затронутые результаты обеспечили нас значениями средней скорости реакции</text:span></text:p>
        </text:list-item>
        <text:list-item>
          <text:p text:style-name="P29"><text:span text:style-name="T38">Рассмотренная в этой главе проблема связана с квантовой механикой</text:span></text:p>
        </text:list-item>
        <text:list-item>
          <text:p text:style-name="P33">Вам нужно будет рассмотреть концепцию, связанную с предыдущей</text:p>
        </text:list-item>
        <text:list-item>
          <text:p text:style-name="P33">В этой работе он следовал методу, о котором так много говорили</text:p>
        </text:list-item>
        <text:list-item>
          <text:p text:style-name="P33">Трение производит тепло, но тепло, производимое трением считается как бесполезная работа </text:p>
        </text:list-item>
        <text:list-item>
          <text:p text:style-name="P33">Обсужденная сейчас информация уже была опубликована в нескольких журналах</text:p>
        </text:list-item>
        <text:list-item>
          <text:p text:style-name="P33">Применяемый в биофизике его метод способствовал лучшему пониманию некоторых событий.</text:p>
        </text:list-item>
        <text:list-item>
          <text:p text:style-name="P33">Получив полную информацию об использованных до сих пор методах, мы можем планировать новый набор экспериментов</text:p>
        </text:list-item>
        <text:list-item>
          <text:p text:style-name="P33">Изучив существенные аспекты этой проблемы, мы могли бы рассмотреть связанные с ней соседние проблемы.</text:p>
        </text:list-item>
        <text:list-item>
          <text:p text:style-name="P33">После сравнения с исходными результатами полученные данные не могли быть использованы.</text:p>
        </text:list-item>
        <text:list-item>
          <text:p text:style-name="P33">После ускорения тело начало двигаться со скоростью, определенной вышеприведенным уравнение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ex_5f_o" style:display-name="ex_o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ex_5f_t" style:display-name="ex_t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x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20-01-12T14:53:00</meta:creation-date>
    <dc:date>2021-02-25T15:38:05.72</dc:date>
    <meta:editing-cycles>6</meta:editing-cycles>
    <meta:editing-duration>PT3H40M3S</meta:editing-duration>
    <meta:generator>OpenOffice/4.1.9$Win32 OpenOffice.org_project/419m1$Build-9805</meta:generator>
    <meta:document-statistic meta:table-count="15" meta:image-count="0" meta:object-count="0" meta:page-count="13" meta:paragraph-count="376" meta:word-count="3948" meta:character-count="25095"/>
  </office:meta>
</office:document-meta>
</file>